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6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21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5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6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29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1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1.29645833333333cm" style:use-optimal-column-width="true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6" table:default-cell-style-name="ce1"/>
        <table:table-column table:style-name="co14" table:default-cell-style-name="ce1"/>
        <table:table-column table:style-name="co19" table:default-cell-style-name="ce32"/>
        <table:table-column table:style-name="co20" table:number-columns-repeated="16352" table:default-cell-style-name="ce1"/>
        <table:table-row table:style-name="ro1">
          <table:table-cell office:value-type="string" table:number-columns-spanned="32" table:number-rows-spanned="1" table:style-name="ce3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1" table:style-name="ce2"/>
          <table:table-cell office:value-type="string" table:style-name="ce2">
            <text:p><text:s text:c="7"/>中 華 民 國 111 年 1 月 底</text:p>
          </table:table-cell>
          <table:table-cell table:number-columns-repeated="15" table:style-name="ce2"/>
          <table:table-cell table:number-columns-repeated="2" table:style-name="ce3"/>
          <table:table-cell office:value-type="string" table:style-name="ce4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34">
            <text:p>區域別</text:p>
          </table:table-cell>
          <table:table-cell office:value-type="string" table:number-columns-spanned="3" table:number-rows-spanned="1" table:style-name="ce35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36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7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39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38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6">
            <text:p>％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5">
            <text:p>女</text:p>
          </table:table-cell>
          <table:table-cell office:value-type="string" table:style-name="ce7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8">
            <text:p>總 <text:s text:c="3"/>計</text:p>
          </table:table-cell>
          <table:table-cell office:value-type="float" office:value="23349666" table:style-name="ce9">
            <text:p>23,349,666</text:p>
          </table:table-cell>
          <table:table-cell office:value-type="float" office:value="11565761" table:style-name="ce9">
            <text:p>11,565,761</text:p>
          </table:table-cell>
          <table:table-cell office:value-type="float" office:value="11783905" table:style-name="ce9">
            <text:p>11,783,905</text:p>
          </table:table-cell>
          <table:table-cell office:value-type="float" office:value="861269" table:style-name="ce9">
            <text:p>861,269</text:p>
          </table:table-cell>
          <table:table-cell office:value-type="float" office:value="446016" table:style-name="ce9">
            <text:p>446,016</text:p>
          </table:table-cell>
          <table:table-cell office:value-type="float" office:value="415253" table:style-name="ce9">
            <text:p>415,253</text:p>
          </table:table-cell>
          <table:table-cell office:value-type="float" office:value="3.6885709628565992" table:style-name="ce10">
            <text:p>3.69</text:p>
          </table:table-cell>
          <table:table-cell office:value-type="float" office:value="1281608" table:style-name="ce9">
            <text:p>1,281,608</text:p>
          </table:table-cell>
          <table:table-cell office:value-type="float" office:value="664206" table:style-name="ce9">
            <text:p>664,206</text:p>
          </table:table-cell>
          <table:table-cell office:value-type="float" office:value="617402" table:style-name="ce9">
            <text:p>617,402</text:p>
          </table:table-cell>
          <table:table-cell office:value-type="float" office:value="5.4887637364919906" table:style-name="ce11">
            <text:p>5.49</text:p>
          </table:table-cell>
          <table:table-cell office:value-type="float" office:value="2292080" table:style-name="ce9">
            <text:p>2,292,080</text:p>
          </table:table-cell>
          <table:table-cell office:value-type="float" office:value="1188164" table:style-name="ce9">
            <text:p>1,188,164</text:p>
          </table:table-cell>
          <table:table-cell office:value-type="float" office:value="1103916" table:style-name="ce9">
            <text:p>1,103,916</text:p>
          </table:table-cell>
          <table:table-cell office:value-type="float" office:value="9.8163288502713488" table:style-name="ce10">
            <text:p>9.82</text:p>
          </table:table-cell>
          <table:table-cell office:value-type="float" office:value="2484288" table:style-name="ce9">
            <text:p>2,484,288</text:p>
          </table:table-cell>
          <table:table-cell office:value-type="float" office:value="1288197" table:style-name="ce9">
            <text:p>1,288,197</text:p>
          </table:table-cell>
          <table:table-cell office:value-type="float" office:value="1196091" table:style-name="ce9">
            <text:p>1,196,091</text:p>
          </table:table-cell>
          <table:table-cell office:value-type="float" office:value="10.639501224557131" table:style-name="ce10">
            <text:p>10.64</text:p>
          </table:table-cell>
          <table:table-cell office:value-type="float" office:value="1218167" table:style-name="ce9">
            <text:p>1,218,167</text:p>
          </table:table-cell>
          <table:table-cell office:value-type="float" office:value="636456" table:style-name="ce9">
            <text:p>636,456</text:p>
          </table:table-cell>
          <table:table-cell office:value-type="float" office:value="581711" table:style-name="ce9">
            <text:p>581,711</text:p>
          </table:table-cell>
          <table:table-cell office:value-type="float" office:value="5.2170639186016627" table:style-name="ce10">
            <text:p>5.22</text:p>
          </table:table-cell>
          <table:table-cell office:value-type="float" office:value="19371670" table:style-name="ce9">
            <text:p>19,371,670</text:p>
          </table:table-cell>
          <table:table-cell office:value-type="float" office:value="9496417" table:style-name="ce9">
            <text:p>9,496,417</text:p>
          </table:table-cell>
          <table:table-cell office:value-type="float" office:value="9875253" table:style-name="ce9">
            <text:p>9,875,253</text:p>
          </table:table-cell>
          <table:table-cell office:value-type="float" office:value="82.963370867917348" table:style-name="ce10">
            <text:p>82.96</text:p>
          </table:table-cell>
          <table:table-cell office:value-type="float" office:value="3949518" table:style-name="ce9">
            <text:p>3,949,518</text:p>
          </table:table-cell>
          <table:table-cell office:value-type="float" office:value="1797158" table:style-name="ce9">
            <text:p>1,797,158</text:p>
          </table:table-cell>
          <table:table-cell office:value-type="float" office:value="2152360" table:style-name="ce9">
            <text:p>2,152,360</text:p>
          </table:table-cell>
          <table:table-cell office:value-type="float" office:value="16.914665931409896" table:style-name="ce10">
            <text:p>16.91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4003812" table:style-name="ce13">
            <text:p>4,003,812</text:p>
          </table:table-cell>
          <table:table-cell office:value-type="float" office:value="1955357" table:style-name="ce13">
            <text:p>1,955,357</text:p>
          </table:table-cell>
          <table:table-cell office:value-type="float" office:value="2048455" table:style-name="ce13">
            <text:p>2,048,455</text:p>
          </table:table-cell>
          <table:table-cell office:value-type="float" office:value="139125" table:style-name="ce13">
            <text:p>139,125</text:p>
          </table:table-cell>
          <table:table-cell office:value-type="float" office:value="71801" table:style-name="ce13">
            <text:p>71,801</text:p>
          </table:table-cell>
          <table:table-cell office:value-type="float" office:value="67324" table:style-name="ce13">
            <text:p>67,324</text:p>
          </table:table-cell>
          <table:table-cell office:value-type="float" office:value="3.4748135027318967" table:style-name="ce14">
            <text:p>3.47</text:p>
          </table:table-cell>
          <table:table-cell office:value-type="float" office:value="208084" table:style-name="ce13">
            <text:p>208,084</text:p>
          </table:table-cell>
          <table:table-cell office:value-type="float" office:value="107563" table:style-name="ce13">
            <text:p>107,563</text:p>
          </table:table-cell>
          <table:table-cell office:value-type="float" office:value="100521" table:style-name="ce13">
            <text:p>100,521</text:p>
          </table:table-cell>
          <table:table-cell office:value-type="float" office:value="5.1971471187957876" table:style-name="ce15">
            <text:p>5.20</text:p>
          </table:table-cell>
          <table:table-cell office:value-type="float" office:value="375671" table:style-name="ce13">
            <text:p>375,671</text:p>
          </table:table-cell>
          <table:table-cell office:value-type="float" office:value="194200" table:style-name="ce13">
            <text:p>194,200</text:p>
          </table:table-cell>
          <table:table-cell office:value-type="float" office:value="181471" table:style-name="ce13">
            <text:p>181,471</text:p>
          </table:table-cell>
          <table:table-cell office:value-type="float" office:value="9.3828331599985209" table:style-name="ce14">
            <text:p>9.38</text:p>
          </table:table-cell>
          <table:table-cell office:value-type="float" office:value="406648" table:style-name="ce13">
            <text:p>406,648</text:p>
          </table:table-cell>
          <table:table-cell office:value-type="float" office:value="210311" table:style-name="ce13">
            <text:p>210,311</text:p>
          </table:table-cell>
          <table:table-cell office:value-type="float" office:value="196337" table:style-name="ce13">
            <text:p>196,337</text:p>
          </table:table-cell>
          <table:table-cell office:value-type="float" office:value="10.156520835643631" table:style-name="ce14">
            <text:p>10.16</text:p>
          </table:table-cell>
          <table:table-cell office:value-type="float" office:value="198755" table:style-name="ce13">
            <text:p>198,755</text:p>
          </table:table-cell>
          <table:table-cell office:value-type="float" office:value="103839" table:style-name="ce13">
            <text:p>103,839</text:p>
          </table:table-cell>
          <table:table-cell office:value-type="float" office:value="94916" table:style-name="ce13">
            <text:p>94,916</text:p>
          </table:table-cell>
          <table:table-cell office:value-type="float" office:value="4.9641441706054135" table:style-name="ce14">
            <text:p>4.96</text:p>
          </table:table-cell>
          <table:table-cell office:value-type="float" office:value="3352750" table:style-name="ce13">
            <text:p>3,352,750</text:p>
          </table:table-cell>
          <table:table-cell office:value-type="float" office:value="1617116" table:style-name="ce13">
            <text:p>1,617,116</text:p>
          </table:table-cell>
          <table:table-cell office:value-type="float" office:value="1735634" table:style-name="ce13">
            <text:p>1,735,634</text:p>
          </table:table-cell>
          <table:table-cell office:value-type="float" office:value="83.738946783715122" table:style-name="ce14">
            <text:p>83.74</text:p>
          </table:table-cell>
          <table:table-cell office:value-type="float" office:value="651717" table:style-name="ce13">
            <text:p>651,717</text:p>
          </table:table-cell>
          <table:table-cell office:value-type="float" office:value="292723" table:style-name="ce13">
            <text:p>292,723</text:p>
          </table:table-cell>
          <table:table-cell office:value-type="float" office:value="358994" table:style-name="ce13">
            <text:p>358,994</text:p>
          </table:table-cell>
          <table:table-cell office:value-type="float" office:value="16.277412625767642" table:style-name="ce14">
            <text:p>16.28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2514425" table:style-name="ce13">
            <text:p>2,514,425</text:p>
          </table:table-cell>
          <table:table-cell office:value-type="float" office:value="1197417" table:style-name="ce13">
            <text:p>1,197,417</text:p>
          </table:table-cell>
          <table:table-cell office:value-type="float" office:value="1317008" table:style-name="ce13">
            <text:p>1,317,008</text:p>
          </table:table-cell>
          <table:table-cell office:value-type="float" office:value="97495" table:style-name="ce13">
            <text:p>97,495</text:p>
          </table:table-cell>
          <table:table-cell office:value-type="float" office:value="50326" table:style-name="ce13">
            <text:p>50,326</text:p>
          </table:table-cell>
          <table:table-cell office:value-type="float" office:value="47169" table:style-name="ce13">
            <text:p>47,169</text:p>
          </table:table-cell>
          <table:table-cell office:value-type="float" office:value="3.8774272447975182" table:style-name="ce14">
            <text:p>3.88</text:p>
          </table:table-cell>
          <table:table-cell office:value-type="float" office:value="145998" table:style-name="ce13">
            <text:p>145,998</text:p>
          </table:table-cell>
          <table:table-cell office:value-type="float" office:value="75513" table:style-name="ce13">
            <text:p>75,513</text:p>
          </table:table-cell>
          <table:table-cell office:value-type="float" office:value="70485" table:style-name="ce13">
            <text:p>70,485</text:p>
          </table:table-cell>
          <table:table-cell office:value-type="float" office:value="5.8064169740596761" table:style-name="ce15">
            <text:p>5.81</text:p>
          </table:table-cell>
          <table:table-cell office:value-type="float" office:value="260940" table:style-name="ce13">
            <text:p>260,940</text:p>
          </table:table-cell>
          <table:table-cell office:value-type="float" office:value="135071" table:style-name="ce13">
            <text:p>135,071</text:p>
          </table:table-cell>
          <table:table-cell office:value-type="float" office:value="125869" table:style-name="ce13">
            <text:p>125,869</text:p>
          </table:table-cell>
          <table:table-cell office:value-type="float" office:value="10.37772055241258" table:style-name="ce14">
            <text:p>10.38</text:p>
          </table:table-cell>
          <table:table-cell office:value-type="float" office:value="282518" table:style-name="ce13">
            <text:p>282,518</text:p>
          </table:table-cell>
          <table:table-cell office:value-type="float" office:value="146249" table:style-name="ce13">
            <text:p>146,249</text:p>
          </table:table-cell>
          <table:table-cell office:value-type="float" office:value="136269" table:style-name="ce13">
            <text:p>136,269</text:p>
          </table:table-cell>
          <table:table-cell office:value-type="float" office:value="11.235888920926255" table:style-name="ce14">
            <text:p>11.24</text:p>
          </table:table-cell>
          <table:table-cell office:value-type="float" office:value="124472" table:style-name="ce13">
            <text:p>124,472</text:p>
          </table:table-cell>
          <table:table-cell office:value-type="float" office:value="64940" table:style-name="ce13">
            <text:p>64,940</text:p>
          </table:table-cell>
          <table:table-cell office:value-type="float" office:value="59532" table:style-name="ce13">
            <text:p>59,532</text:p>
          </table:table-cell>
          <table:table-cell office:value-type="float" office:value="4.950316672797956" table:style-name="ce14">
            <text:p>4.95</text:p>
          </table:table-cell>
          <table:table-cell office:value-type="float" office:value="2087025" table:style-name="ce13">
            <text:p>2,087,025</text:p>
          </table:table-cell>
          <table:table-cell office:value-type="float" office:value="975559" table:style-name="ce13">
            <text:p>975,559</text:p>
          </table:table-cell>
          <table:table-cell office:value-type="float" office:value="1111466" table:style-name="ce13">
            <text:p>1,111,466</text:p>
          </table:table-cell>
          <table:table-cell office:value-type="float" office:value="83.002078009882979" table:style-name="ce14">
            <text:p>83.00</text:p>
          </table:table-cell>
          <table:table-cell office:value-type="float" office:value="503490" table:style-name="ce13">
            <text:p>503,490</text:p>
          </table:table-cell>
          <table:table-cell office:value-type="float" office:value="223228" table:style-name="ce13">
            <text:p>223,228</text:p>
          </table:table-cell>
          <table:table-cell office:value-type="float" office:value="280262" table:style-name="ce13">
            <text:p>280,262</text:p>
          </table:table-cell>
          <table:table-cell office:value-type="float" office:value="20.02406116706603" table:style-name="ce14">
            <text:p>20.02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271637" table:style-name="ce13">
            <text:p>2,271,637</text:p>
          </table:table-cell>
          <table:table-cell office:value-type="float" office:value="1124609" table:style-name="ce13">
            <text:p>1,124,609</text:p>
          </table:table-cell>
          <table:table-cell office:value-type="float" office:value="1147028" table:style-name="ce13">
            <text:p>1,147,028</text:p>
          </table:table-cell>
          <table:table-cell office:value-type="float" office:value="103701" table:style-name="ce13">
            <text:p>103,701</text:p>
          </table:table-cell>
          <table:table-cell office:value-type="float" office:value="53757" table:style-name="ce13">
            <text:p>53,757</text:p>
          </table:table-cell>
          <table:table-cell office:value-type="float" office:value="49944" table:style-name="ce13">
            <text:p>49,944</text:p>
          </table:table-cell>
          <table:table-cell office:value-type="float" office:value="4.5650339380807754" table:style-name="ce14">
            <text:p>4.57</text:p>
          </table:table-cell>
          <table:table-cell office:value-type="float" office:value="150899" table:style-name="ce13">
            <text:p>150,899</text:p>
          </table:table-cell>
          <table:table-cell office:value-type="float" office:value="78207" table:style-name="ce13">
            <text:p>78,207</text:p>
          </table:table-cell>
          <table:table-cell office:value-type="float" office:value="72692" table:style-name="ce13">
            <text:p>72,692</text:p>
          </table:table-cell>
          <table:table-cell office:value-type="float" office:value="6.6427426565071794" table:style-name="ce15">
            <text:p>6.64</text:p>
          </table:table-cell>
          <table:table-cell office:value-type="float" office:value="261493" table:style-name="ce13">
            <text:p>261,493</text:p>
          </table:table-cell>
          <table:table-cell office:value-type="float" office:value="135584" table:style-name="ce13">
            <text:p>135,584</text:p>
          </table:table-cell>
          <table:table-cell office:value-type="float" office:value="125909" table:style-name="ce13">
            <text:p>125,909</text:p>
          </table:table-cell>
          <table:table-cell office:value-type="float" office:value="11.511214159656671" table:style-name="ce14">
            <text:p>11.51</text:p>
          </table:table-cell>
          <table:table-cell office:value-type="float" office:value="282051" table:style-name="ce13">
            <text:p>282,051</text:p>
          </table:table-cell>
          <table:table-cell office:value-type="float" office:value="146371" table:style-name="ce13">
            <text:p>146,371</text:p>
          </table:table-cell>
          <table:table-cell office:value-type="float" office:value="135680" table:style-name="ce13">
            <text:p>135,680</text:p>
          </table:table-cell>
          <table:table-cell office:value-type="float" office:value="12.416200299607729" table:style-name="ce14">
            <text:p>12.42</text:p>
          </table:table-cell>
          <table:table-cell office:value-type="float" office:value="130935" table:style-name="ce13">
            <text:p>130,935</text:p>
          </table:table-cell>
          <table:table-cell office:value-type="float" office:value="68707" table:style-name="ce13">
            <text:p>68,707</text:p>
          </table:table-cell>
          <table:table-cell office:value-type="float" office:value="62228" table:style-name="ce13">
            <text:p>62,228</text:p>
          </table:table-cell>
          <table:table-cell office:value-type="float" office:value="5.7639050605356399" table:style-name="ce14">
            <text:p>5.76</text:p>
          </table:table-cell>
          <table:table-cell office:value-type="float" office:value="1829712" table:style-name="ce13">
            <text:p>1,829,712</text:p>
          </table:table-cell>
          <table:table-cell office:value-type="float" office:value="894434" table:style-name="ce13">
            <text:p>894,434</text:p>
          </table:table-cell>
          <table:table-cell office:value-type="float" office:value="935278" table:style-name="ce13">
            <text:p>935,278</text:p>
          </table:table-cell>
          <table:table-cell office:value-type="float" office:value="80.545967511534627" table:style-name="ce14">
            <text:p>80.55</text:p>
          </table:table-cell>
          <table:table-cell office:value-type="float" office:value="310261" table:style-name="ce13">
            <text:p>310,261</text:p>
          </table:table-cell>
          <table:table-cell office:value-type="float" office:value="141258" table:style-name="ce13">
            <text:p>141,258</text:p>
          </table:table-cell>
          <table:table-cell office:value-type="float" office:value="169003" table:style-name="ce13">
            <text:p>169,003</text:p>
          </table:table-cell>
          <table:table-cell office:value-type="float" office:value="13.658036033045773" table:style-name="ce14">
            <text:p>13.66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2812308" table:style-name="ce13">
            <text:p>2,812,308</text:p>
          </table:table-cell>
          <table:table-cell office:value-type="float" office:value="1380350" table:style-name="ce13">
            <text:p>1,380,350</text:p>
          </table:table-cell>
          <table:table-cell office:value-type="float" office:value="1431958" table:style-name="ce13">
            <text:p>1,431,958</text:p>
          </table:table-cell>
          <table:table-cell office:value-type="float" office:value="114290" table:style-name="ce13">
            <text:p>114,290</text:p>
          </table:table-cell>
          <table:table-cell office:value-type="float" office:value="59283" table:style-name="ce13">
            <text:p>59,283</text:p>
          </table:table-cell>
          <table:table-cell office:value-type="float" office:value="55007" table:style-name="ce13">
            <text:p>55,007</text:p>
          </table:table-cell>
          <table:table-cell office:value-type="float" office:value="4.0639218748444339" table:style-name="ce14">
            <text:p>4.06</text:p>
          </table:table-cell>
          <table:table-cell office:value-type="float" office:value="172424" table:style-name="ce13">
            <text:p>172,424</text:p>
          </table:table-cell>
          <table:table-cell office:value-type="float" office:value="89556" table:style-name="ce13">
            <text:p>89,556</text:p>
          </table:table-cell>
          <table:table-cell office:value-type="float" office:value="82868" table:style-name="ce13">
            <text:p>82,868</text:p>
          </table:table-cell>
          <table:table-cell office:value-type="float" office:value="6.1310496574343922" table:style-name="ce15">
            <text:p>6.13</text:p>
          </table:table-cell>
          <table:table-cell office:value-type="float" office:value="308093" table:style-name="ce13">
            <text:p>308,093</text:p>
          </table:table-cell>
          <table:table-cell office:value-type="float" office:value="159884" table:style-name="ce13">
            <text:p>159,884</text:p>
          </table:table-cell>
          <table:table-cell office:value-type="float" office:value="148209" table:style-name="ce13">
            <text:p>148,209</text:p>
          </table:table-cell>
          <table:table-cell office:value-type="float" office:value="10.955165650419513" table:style-name="ce14">
            <text:p>10.96</text:p>
          </table:table-cell>
          <table:table-cell office:value-type="float" office:value="333391" table:style-name="ce13">
            <text:p>333,391</text:p>
          </table:table-cell>
          <table:table-cell office:value-type="float" office:value="173100" table:style-name="ce13">
            <text:p>173,100</text:p>
          </table:table-cell>
          <table:table-cell office:value-type="float" office:value="160291" table:style-name="ce13">
            <text:p>160,291</text:p>
          </table:table-cell>
          <table:table-cell office:value-type="float" office:value="11.854711503860885" table:style-name="ce14">
            <text:p>11.85</text:p>
          </table:table-cell>
          <table:table-cell office:value-type="float" office:value="159191" table:style-name="ce13">
            <text:p>159,191</text:p>
          </table:table-cell>
          <table:table-cell office:value-type="float" office:value="82706" table:style-name="ce13">
            <text:p>82,706</text:p>
          </table:table-cell>
          <table:table-cell office:value-type="float" office:value="76485" table:style-name="ce13">
            <text:p>76,485</text:p>
          </table:table-cell>
          <table:table-cell office:value-type="float" office:value="5.6605108686530778" table:style-name="ce14">
            <text:p>5.66</text:p>
          </table:table-cell>
          <table:table-cell office:value-type="float" office:value="2285720" table:style-name="ce13">
            <text:p>2,285,720</text:p>
          </table:table-cell>
          <table:table-cell office:value-type="float" office:value="1106900" table:style-name="ce13">
            <text:p>1,106,900</text:p>
          </table:table-cell>
          <table:table-cell office:value-type="float" office:value="1178820" table:style-name="ce13">
            <text:p>1,178,820</text:p>
          </table:table-cell>
          <table:table-cell office:value-type="float" office:value="81.275592858250235" table:style-name="ce14">
            <text:p>81.28</text:p>
          </table:table-cell>
          <table:table-cell office:value-type="float" office:value="406462" table:style-name="ce13">
            <text:p>406,462</text:p>
          </table:table-cell>
          <table:table-cell office:value-type="float" office:value="184692" table:style-name="ce13">
            <text:p>184,692</text:p>
          </table:table-cell>
          <table:table-cell office:value-type="float" office:value="221770" table:style-name="ce13">
            <text:p>221,770</text:p>
          </table:table-cell>
          <table:table-cell office:value-type="float" office:value="14.452968878230976" table:style-name="ce14">
            <text:p>14.45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860379" table:style-name="ce13">
            <text:p>1,860,379</text:p>
          </table:table-cell>
          <table:table-cell office:value-type="float" office:value="926320" table:style-name="ce13">
            <text:p>926,320</text:p>
          </table:table-cell>
          <table:table-cell office:value-type="float" office:value="934059" table:style-name="ce13">
            <text:p>934,059</text:p>
          </table:table-cell>
          <table:table-cell office:value-type="float" office:value="61607" table:style-name="ce13">
            <text:p>61,607</text:p>
          </table:table-cell>
          <table:table-cell office:value-type="float" office:value="31944" table:style-name="ce13">
            <text:p>31,944</text:p>
          </table:table-cell>
          <table:table-cell office:value-type="float" office:value="29663" table:style-name="ce13">
            <text:p>29,663</text:p>
          </table:table-cell>
          <table:table-cell office:value-type="float" office:value="3.3115295324232319" table:style-name="ce14">
            <text:p>3.31</text:p>
          </table:table-cell>
          <table:table-cell office:value-type="float" office:value="94156" table:style-name="ce13">
            <text:p>94,156</text:p>
          </table:table-cell>
          <table:table-cell office:value-type="float" office:value="48895" table:style-name="ce13">
            <text:p>48,895</text:p>
          </table:table-cell>
          <table:table-cell office:value-type="float" office:value="45261" table:style-name="ce13">
            <text:p>45,261</text:p>
          </table:table-cell>
          <table:table-cell office:value-type="float" office:value="5.0611192665580509" table:style-name="ce15">
            <text:p>5.06</text:p>
          </table:table-cell>
          <table:table-cell office:value-type="float" office:value="171839" table:style-name="ce13">
            <text:p>171,839</text:p>
          </table:table-cell>
          <table:table-cell office:value-type="float" office:value="89155" table:style-name="ce13">
            <text:p>89,155</text:p>
          </table:table-cell>
          <table:table-cell office:value-type="float" office:value="82684" table:style-name="ce13">
            <text:p>82,684</text:p>
          </table:table-cell>
          <table:table-cell office:value-type="float" office:value="9.2367737971671353" table:style-name="ce14">
            <text:p>9.24</text:p>
          </table:table-cell>
          <table:table-cell office:value-type="float" office:value="186779" table:style-name="ce13">
            <text:p>186,779</text:p>
          </table:table-cell>
          <table:table-cell office:value-type="float" office:value="96903" table:style-name="ce13">
            <text:p>96,903</text:p>
          </table:table-cell>
          <table:table-cell office:value-type="float" office:value="89876" table:style-name="ce13">
            <text:p>89,876</text:p>
          </table:table-cell>
          <table:table-cell office:value-type="float" office:value="10.039835968907411" table:style-name="ce14">
            <text:p>10.04</text:p>
          </table:table-cell>
          <table:table-cell office:value-type="float" office:value="93277" table:style-name="ce13">
            <text:p>93,277</text:p>
          </table:table-cell>
          <table:table-cell office:value-type="float" office:value="48500" table:style-name="ce13">
            <text:p>48,500</text:p>
          </table:table-cell>
          <table:table-cell office:value-type="float" office:value="44777" table:style-name="ce13">
            <text:p>44,777</text:p>
          </table:table-cell>
          <table:table-cell office:value-type="float" office:value="5.0138708295460219" table:style-name="ce14">
            <text:p>5.01</text:p>
          </table:table-cell>
          <table:table-cell office:value-type="float" office:value="1560300" table:style-name="ce13">
            <text:p>1,560,300</text:p>
          </table:table-cell>
          <table:table-cell office:value-type="float" office:value="770337" table:style-name="ce13">
            <text:p>770,337</text:p>
          </table:table-cell>
          <table:table-cell office:value-type="float" office:value="789963" table:style-name="ce13">
            <text:p>789,963</text:p>
          </table:table-cell>
          <table:table-cell office:value-type="float" office:value="83.870007132955166" table:style-name="ce14">
            <text:p>83.87</text:p>
          </table:table-cell>
          <table:table-cell office:value-type="float" office:value="323490" table:style-name="ce13">
            <text:p>323,490</text:p>
          </table:table-cell>
          <table:table-cell office:value-type="float" office:value="148662" table:style-name="ce13">
            <text:p>148,662</text:p>
          </table:table-cell>
          <table:table-cell office:value-type="float" office:value="174828" table:style-name="ce13">
            <text:p>174,828</text:p>
          </table:table-cell>
          <table:table-cell office:value-type="float" office:value="17.388392365211605" table:style-name="ce14">
            <text:p>17.39</text:p>
          </table:table-cell>
          <table:table-cell table:number-columns-repeated="16352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2742032" table:style-name="ce13">
            <text:p>2,742,032</text:p>
          </table:table-cell>
          <table:table-cell office:value-type="float" office:value="1351302" table:style-name="ce13">
            <text:p>1,351,302</text:p>
          </table:table-cell>
          <table:table-cell office:value-type="float" office:value="1390730" table:style-name="ce13">
            <text:p>1,390,730</text:p>
          </table:table-cell>
          <table:table-cell office:value-type="float" office:value="95586" table:style-name="ce13">
            <text:p>95,586</text:p>
          </table:table-cell>
          <table:table-cell office:value-type="float" office:value="49559" table:style-name="ce13">
            <text:p>49,559</text:p>
          </table:table-cell>
          <table:table-cell office:value-type="float" office:value="46027" table:style-name="ce13">
            <text:p>46,027</text:p>
          </table:table-cell>
          <table:table-cell office:value-type="float" office:value="3.4859549414448847" table:style-name="ce14">
            <text:p>3.49</text:p>
          </table:table-cell>
          <table:table-cell office:value-type="float" office:value="141118" table:style-name="ce13">
            <text:p>141,118</text:p>
          </table:table-cell>
          <table:table-cell office:value-type="float" office:value="73219" table:style-name="ce13">
            <text:p>73,219</text:p>
          </table:table-cell>
          <table:table-cell office:value-type="float" office:value="67899" table:style-name="ce13">
            <text:p>67,899</text:p>
          </table:table-cell>
          <table:table-cell office:value-type="float" office:value="5.1464753146571587" table:style-name="ce15">
            <text:p>5.15</text:p>
          </table:table-cell>
          <table:table-cell office:value-type="float" office:value="250465" table:style-name="ce13">
            <text:p>250,465</text:p>
          </table:table-cell>
          <table:table-cell office:value-type="float" office:value="129882" table:style-name="ce13">
            <text:p>129,882</text:p>
          </table:table-cell>
          <table:table-cell office:value-type="float" office:value="120583" table:style-name="ce13">
            <text:p>120,583</text:p>
          </table:table-cell>
          <table:table-cell office:value-type="float" office:value="9.1342843555436257" table:style-name="ce14">
            <text:p>9.13</text:p>
          </table:table-cell>
          <table:table-cell office:value-type="float" office:value="271505" table:style-name="ce13">
            <text:p>271,505</text:p>
          </table:table-cell>
          <table:table-cell office:value-type="float" office:value="140718" table:style-name="ce13">
            <text:p>140,718</text:p>
          </table:table-cell>
          <table:table-cell office:value-type="float" office:value="130787" table:style-name="ce13">
            <text:p>130,787</text:p>
          </table:table-cell>
          <table:table-cell office:value-type="float" office:value="9.9015985225555347" table:style-name="ce14">
            <text:p>9.90</text:p>
          </table:table-cell>
          <table:table-cell office:value-type="float" office:value="135655" table:style-name="ce13">
            <text:p>135,655</text:p>
          </table:table-cell>
          <table:table-cell office:value-type="float" office:value="70664" table:style-name="ce13">
            <text:p>70,664</text:p>
          </table:table-cell>
          <table:table-cell office:value-type="float" office:value="64991" table:style-name="ce13">
            <text:p>64,991</text:p>
          </table:table-cell>
          <table:table-cell office:value-type="float" office:value="4.9472435040874796" table:style-name="ce14">
            <text:p>4.95</text:p>
          </table:table-cell>
          <table:table-cell office:value-type="float" office:value="2303074" table:style-name="ce13">
            <text:p>2,303,074</text:p>
          </table:table-cell>
          <table:table-cell office:value-type="float" office:value="1123317" table:style-name="ce13">
            <text:p>1,123,317</text:p>
          </table:table-cell>
          <table:table-cell office:value-type="float" office:value="1179757" table:style-name="ce13">
            <text:p>1,179,757</text:p>
          </table:table-cell>
          <table:table-cell office:value-type="float" office:value="83.991507028364367" table:style-name="ce14">
            <text:p>83.99</text:p>
          </table:table-cell>
          <table:table-cell office:value-type="float" office:value="483105" table:style-name="ce13">
            <text:p>483,105</text:p>
          </table:table-cell>
          <table:table-cell office:value-type="float" office:value="218062" table:style-name="ce13">
            <text:p>218,062</text:p>
          </table:table-cell>
          <table:table-cell office:value-type="float" office:value="265043" table:style-name="ce13">
            <text:p>265,043</text:p>
          </table:table-cell>
          <table:table-cell office:value-type="float" office:value="17.618503358093559" table:style-name="ce14">
            <text:p>17.62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6989903" table:style-name="ce13">
            <text:p>6,989,903</text:p>
          </table:table-cell>
          <table:table-cell office:value-type="float" office:value="3552001" table:style-name="ce13">
            <text:p>3,552,001</text:p>
          </table:table-cell>
          <table:table-cell office:value-type="float" office:value="3437902" table:style-name="ce13">
            <text:p>3,437,902</text:p>
          </table:table-cell>
          <table:table-cell office:value-type="float" office:value="244339" table:style-name="ce13">
            <text:p>244,339</text:p>
          </table:table-cell>
          <table:table-cell office:value-type="float" office:value="126702" table:style-name="ce13">
            <text:p>126,702</text:p>
          </table:table-cell>
          <table:table-cell office:value-type="float" office:value="117637" table:style-name="ce13">
            <text:p>117,637</text:p>
          </table:table-cell>
          <table:table-cell office:value-type="float" office:value="3.4955992951547397" table:style-name="ce14">
            <text:p>3.50</text:p>
          </table:table-cell>
          <table:table-cell office:value-type="float" office:value="361947" table:style-name="ce13">
            <text:p>361,947</text:p>
          </table:table-cell>
          <table:table-cell office:value-type="float" office:value="187639" table:style-name="ce13">
            <text:p>187,639</text:p>
          </table:table-cell>
          <table:table-cell office:value-type="float" office:value="174308" table:style-name="ce13">
            <text:p>174,308</text:p>
          </table:table-cell>
          <table:table-cell office:value-type="float" office:value="5.1781405264135998" table:style-name="ce15">
            <text:p>5.18</text:p>
          </table:table-cell>
          <table:table-cell office:value-type="float" office:value="652315" table:style-name="ce13">
            <text:p>652,315</text:p>
          </table:table-cell>
          <table:table-cell office:value-type="float" office:value="338513" table:style-name="ce13">
            <text:p>338,513</text:p>
          </table:table-cell>
          <table:table-cell office:value-type="float" office:value="313802" table:style-name="ce13">
            <text:p>313,802</text:p>
          </table:table-cell>
          <table:table-cell office:value-type="float" office:value="9.3322468137254546" table:style-name="ce14">
            <text:p>9.33</text:p>
          </table:table-cell>
          <table:table-cell office:value-type="float" office:value="709324" table:style-name="ce13">
            <text:p>709,324</text:p>
          </table:table-cell>
          <table:table-cell office:value-type="float" office:value="368262" table:style-name="ce13">
            <text:p>368,262</text:p>
          </table:table-cell>
          <table:table-cell office:value-type="float" office:value="341062" table:style-name="ce13">
            <text:p>341,062</text:p>
          </table:table-cell>
          <table:table-cell office:value-type="float" office:value="10.14783753079263" table:style-name="ce14">
            <text:p>10.15</text:p>
          </table:table-cell>
          <table:table-cell office:value-type="float" office:value="370449" table:style-name="ce13">
            <text:p>370,449</text:p>
          </table:table-cell>
          <table:table-cell office:value-type="float" office:value="194259" table:style-name="ce13">
            <text:p>194,259</text:p>
          </table:table-cell>
          <table:table-cell office:value-type="float" office:value="176190" table:style-name="ce13">
            <text:p>176,190</text:p>
          </table:table-cell>
          <table:table-cell office:value-type="float" office:value="5.2997731155925907" table:style-name="ce14">
            <text:p>5.30</text:p>
          </table:table-cell>
          <table:table-cell office:value-type="float" office:value="5818026" table:style-name="ce13">
            <text:p>5,818,026</text:p>
          </table:table-cell>
          <table:table-cell office:value-type="float" office:value="2940870" table:style-name="ce13">
            <text:p>2,940,870</text:p>
          </table:table-cell>
          <table:table-cell office:value-type="float" office:value="2877156" table:style-name="ce13">
            <text:p>2,877,156</text:p>
          </table:table-cell>
          <table:table-cell office:value-type="float" office:value="83.234717277192544" table:style-name="ce14">
            <text:p>83.23</text:p>
          </table:table-cell>
          <table:table-cell office:value-type="float" office:value="1247271" table:style-name="ce13">
            <text:p>1,247,271</text:p>
          </table:table-cell>
          <table:table-cell office:value-type="float" office:value="577018" table:style-name="ce13">
            <text:p>577,018</text:p>
          </table:table-cell>
          <table:table-cell office:value-type="float" office:value="670253" table:style-name="ce13">
            <text:p>670,253</text:p>
          </table:table-cell>
          <table:table-cell office:value-type="float" office:value="17.843895687822851" table:style-name="ce14">
            <text:p>17.84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宜蘭縣</text:p>
          </table:table-cell>
          <table:table-cell office:value-type="float" office:value="450406" table:style-name="ce17">
            <text:p>450,406</text:p>
          </table:table-cell>
          <table:table-cell office:value-type="float" office:value="226840" table:style-name="ce17">
            <text:p>226,840</text:p>
          </table:table-cell>
          <table:table-cell office:value-type="float" office:value="223566" table:style-name="ce17">
            <text:p>223,566</text:p>
          </table:table-cell>
          <table:table-cell office:value-type="float" office:value="15282" table:style-name="ce17">
            <text:p>15,282</text:p>
          </table:table-cell>
          <table:table-cell office:value-type="float" office:value="7858" table:style-name="ce17">
            <text:p>7,858</text:p>
          </table:table-cell>
          <table:table-cell office:value-type="float" office:value="7424" table:style-name="ce17">
            <text:p>7,424</text:p>
          </table:table-cell>
          <table:table-cell office:value-type="float" office:value="3.3929388152022844" table:style-name="ce18">
            <text:p>3.39</text:p>
          </table:table-cell>
          <table:table-cell office:value-type="float" office:value="22800" table:style-name="ce17">
            <text:p>22,800</text:p>
          </table:table-cell>
          <table:table-cell office:value-type="float" office:value="11744" table:style-name="ce17">
            <text:p>11,744</text:p>
          </table:table-cell>
          <table:table-cell office:value-type="float" office:value="11056" table:style-name="ce17">
            <text:p>11,056</text:p>
          </table:table-cell>
          <table:table-cell office:value-type="float" office:value="5.0620995279814212" table:style-name="ce19">
            <text:p>5.06</text:p>
          </table:table-cell>
          <table:table-cell office:value-type="float" office:value="40948" table:style-name="ce17">
            <text:p>40,948</text:p>
          </table:table-cell>
          <table:table-cell office:value-type="float" office:value="21193" table:style-name="ce17">
            <text:p>21,193</text:p>
          </table:table-cell>
          <table:table-cell office:value-type="float" office:value="19755" table:style-name="ce17">
            <text:p>19,755</text:p>
          </table:table-cell>
          <table:table-cell office:value-type="float" office:value="9.0913531347273349" table:style-name="ce18">
            <text:p>9.09</text:p>
          </table:table-cell>
          <table:table-cell office:value-type="float" office:value="44647" table:style-name="ce17">
            <text:p>44,647</text:p>
          </table:table-cell>
          <table:table-cell office:value-type="float" office:value="23132" table:style-name="ce17">
            <text:p>23,132</text:p>
          </table:table-cell>
          <table:table-cell office:value-type="float" office:value="21515" table:style-name="ce17">
            <text:p>21,515</text:p>
          </table:table-cell>
          <table:table-cell office:value-type="float" office:value="9.9126121765695832" table:style-name="ce18">
            <text:p>9.91</text:p>
          </table:table-cell>
          <table:table-cell office:value-type="float" office:value="23139" table:style-name="ce17">
            <text:p>23,139</text:p>
          </table:table-cell>
          <table:table-cell office:value-type="float" office:value="12021" table:style-name="ce17">
            <text:p>12,021</text:p>
          </table:table-cell>
          <table:table-cell office:value-type="float" office:value="11118" table:style-name="ce17">
            <text:p>11,118</text:p>
          </table:table-cell>
          <table:table-cell office:value-type="float" office:value="5.1373649551737763" table:style-name="ce18">
            <text:p>5.14</text:p>
          </table:table-cell>
          <table:table-cell office:value-type="float" office:value="377130" table:style-name="ce17">
            <text:p>377,130</text:p>
          </table:table-cell>
          <table:table-cell office:value-type="float" office:value="188827" table:style-name="ce17">
            <text:p>188,827</text:p>
          </table:table-cell>
          <table:table-cell office:value-type="float" office:value="188303" table:style-name="ce17">
            <text:p>188,303</text:p>
          </table:table-cell>
          <table:table-cell office:value-type="float" office:value="83.731122587176898" table:style-name="ce18">
            <text:p>83.73</text:p>
          </table:table-cell>
          <table:table-cell office:value-type="float" office:value="81353" table:style-name="ce17">
            <text:p>81,353</text:p>
          </table:table-cell>
          <table:table-cell office:value-type="float" office:value="37631" table:style-name="ce17">
            <text:p>37,631</text:p>
          </table:table-cell>
          <table:table-cell office:value-type="float" office:value="43722" table:style-name="ce17">
            <text:p>43,722</text:p>
          </table:table-cell>
          <table:table-cell office:value-type="float" office:value="18.062148372801428" table:style-name="ce18">
            <text:p>18.0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縣</text:p>
          </table:table-cell>
          <table:table-cell office:value-type="float" office:value="575754" table:style-name="ce17">
            <text:p>575,754</text:p>
          </table:table-cell>
          <table:table-cell office:value-type="float" office:value="293869" table:style-name="ce17">
            <text:p>293,869</text:p>
          </table:table-cell>
          <table:table-cell office:value-type="float" office:value="281885" table:style-name="ce17">
            <text:p>281,885</text:p>
          </table:table-cell>
          <table:table-cell office:value-type="float" office:value="26968" table:style-name="ce17">
            <text:p>26,968</text:p>
          </table:table-cell>
          <table:table-cell office:value-type="float" office:value="13953" table:style-name="ce17">
            <text:p>13,953</text:p>
          </table:table-cell>
          <table:table-cell office:value-type="float" office:value="13015" table:style-name="ce17">
            <text:p>13,015</text:p>
          </table:table-cell>
          <table:table-cell office:value-type="float" office:value="4.683944879236619" table:style-name="ce18">
            <text:p>4.68</text:p>
          </table:table-cell>
          <table:table-cell office:value-type="float" office:value="40652" table:style-name="ce17">
            <text:p>40,652</text:p>
          </table:table-cell>
          <table:table-cell office:value-type="float" office:value="21107" table:style-name="ce17">
            <text:p>21,107</text:p>
          </table:table-cell>
          <table:table-cell office:value-type="float" office:value="19545" table:style-name="ce17">
            <text:p>19,545</text:p>
          </table:table-cell>
          <table:table-cell office:value-type="float" office:value="7.0606543766956023" table:style-name="ce19">
            <text:p>7.06</text:p>
          </table:table-cell>
          <table:table-cell office:value-type="float" office:value="73360" table:style-name="ce17">
            <text:p>73,360</text:p>
          </table:table-cell>
          <table:table-cell office:value-type="float" office:value="37878" table:style-name="ce17">
            <text:p>37,878</text:p>
          </table:table-cell>
          <table:table-cell office:value-type="float" office:value="35482" table:style-name="ce17">
            <text:p>35,482</text:p>
          </table:table-cell>
          <table:table-cell office:value-type="float" office:value="12.741552815959595" table:style-name="ce18">
            <text:p>12.74</text:p>
          </table:table-cell>
          <table:table-cell office:value-type="float" office:value="79445" table:style-name="ce17">
            <text:p>79,445</text:p>
          </table:table-cell>
          <table:table-cell office:value-type="float" office:value="41073" table:style-name="ce17">
            <text:p>41,073</text:p>
          </table:table-cell>
          <table:table-cell office:value-type="float" office:value="38372" table:style-name="ce17">
            <text:p>38,372</text:p>
          </table:table-cell>
          <table:table-cell office:value-type="float" office:value="13.798427800762131" table:style-name="ce18">
            <text:p>13.80</text:p>
          </table:table-cell>
          <table:table-cell office:value-type="float" office:value="36502" table:style-name="ce17">
            <text:p>36,502</text:p>
          </table:table-cell>
          <table:table-cell office:value-type="float" office:value="19186" table:style-name="ce17">
            <text:p>19,186</text:p>
          </table:table-cell>
          <table:table-cell office:value-type="float" office:value="17316" table:style-name="ce17">
            <text:p>17,316</text:p>
          </table:table-cell>
          <table:table-cell office:value-type="float" office:value="6.3398604265015965" table:style-name="ce18">
            <text:p>6.34</text:p>
          </table:table-cell>
          <table:table-cell office:value-type="float" office:value="452985" table:style-name="ce17">
            <text:p>452,985</text:p>
          </table:table-cell>
          <table:table-cell office:value-type="float" office:value="230058" table:style-name="ce17">
            <text:p>230,058</text:p>
          </table:table-cell>
          <table:table-cell office:value-type="float" office:value="222927" table:style-name="ce17">
            <text:p>222,927</text:p>
          </table:table-cell>
          <table:table-cell office:value-type="float" office:value="78.676830729790851" table:style-name="ce18">
            <text:p>78.68</text:p>
          </table:table-cell>
          <table:table-cell office:value-type="float" office:value="76931" table:style-name="ce17">
            <text:p>76,931</text:p>
          </table:table-cell>
          <table:table-cell office:value-type="float" office:value="36673" table:style-name="ce17">
            <text:p>36,673</text:p>
          </table:table-cell>
          <table:table-cell office:value-type="float" office:value="40258" table:style-name="ce17">
            <text:p>40,258</text:p>
          </table:table-cell>
          <table:table-cell office:value-type="float" office:value="13.361782983704845" table:style-name="ce18">
            <text:p>13.3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苗栗縣</text:p>
          </table:table-cell>
          <table:table-cell office:value-type="float" office:value="537817" table:style-name="ce17">
            <text:p>537,817</text:p>
          </table:table-cell>
          <table:table-cell office:value-type="float" office:value="277261" table:style-name="ce17">
            <text:p>277,261</text:p>
          </table:table-cell>
          <table:table-cell office:value-type="float" office:value="260556" table:style-name="ce17">
            <text:p>260,556</text:p>
          </table:table-cell>
          <table:table-cell office:value-type="float" office:value="16476" table:style-name="ce17">
            <text:p>16,476</text:p>
          </table:table-cell>
          <table:table-cell office:value-type="float" office:value="8497" table:style-name="ce17">
            <text:p>8,497</text:p>
          </table:table-cell>
          <table:table-cell office:value-type="float" office:value="7979" table:style-name="ce17">
            <text:p>7,979</text:p>
          </table:table-cell>
          <table:table-cell office:value-type="float" office:value="3.0634955756326034" table:style-name="ce18">
            <text:p>3.06</text:p>
          </table:table-cell>
          <table:table-cell office:value-type="float" office:value="26051" table:style-name="ce17">
            <text:p>26,051</text:p>
          </table:table-cell>
          <table:table-cell office:value-type="float" office:value="13430" table:style-name="ce17">
            <text:p>13,430</text:p>
          </table:table-cell>
          <table:table-cell office:value-type="float" office:value="12621" table:style-name="ce17">
            <text:p>12,621</text:p>
          </table:table-cell>
          <table:table-cell office:value-type="float" office:value="4.8438409347417428" table:style-name="ce19">
            <text:p>4.84</text:p>
          </table:table-cell>
          <table:table-cell office:value-type="float" office:value="49782" table:style-name="ce17">
            <text:p>49,782</text:p>
          </table:table-cell>
          <table:table-cell office:value-type="float" office:value="25674" table:style-name="ce17">
            <text:p>25,674</text:p>
          </table:table-cell>
          <table:table-cell office:value-type="float" office:value="24108" table:style-name="ce17">
            <text:p>24,108</text:p>
          </table:table-cell>
          <table:table-cell office:value-type="float" office:value="9.2563083725505138" table:style-name="ce18">
            <text:p>9.26</text:p>
          </table:table-cell>
          <table:table-cell office:value-type="float" office:value="54254" table:style-name="ce17">
            <text:p>54,254</text:p>
          </table:table-cell>
          <table:table-cell office:value-type="float" office:value="27988" table:style-name="ce17">
            <text:p>27,988</text:p>
          </table:table-cell>
          <table:table-cell office:value-type="float" office:value="26266" table:style-name="ce17">
            <text:p>26,266</text:p>
          </table:table-cell>
          <table:table-cell office:value-type="float" office:value="10.087817975259243" table:style-name="ce18">
            <text:p>10.09</text:p>
          </table:table-cell>
          <table:table-cell office:value-type="float" office:value="29184" table:style-name="ce17">
            <text:p>29,184</text:p>
          </table:table-cell>
          <table:table-cell office:value-type="float" office:value="15393" table:style-name="ce17">
            <text:p>15,393</text:p>
          </table:table-cell>
          <table:table-cell office:value-type="float" office:value="13791" table:style-name="ce17">
            <text:p>13,791</text:p>
          </table:table-cell>
          <table:table-cell office:value-type="float" office:value="5.4263810924533811" table:style-name="ce18">
            <text:p>5.43</text:p>
          </table:table-cell>
          <table:table-cell office:value-type="float" office:value="447156" table:style-name="ce17">
            <text:p>447,156</text:p>
          </table:table-cell>
          <table:table-cell office:value-type="float" office:value="229883" table:style-name="ce17">
            <text:p>229,883</text:p>
          </table:table-cell>
          <table:table-cell office:value-type="float" office:value="217273" table:style-name="ce17">
            <text:p>217,273</text:p>
          </table:table-cell>
          <table:table-cell office:value-type="float" office:value="83.142779049379243" table:style-name="ce18">
            <text:p>83.14</text:p>
          </table:table-cell>
          <table:table-cell office:value-type="float" office:value="96036" table:style-name="ce17">
            <text:p>96,036</text:p>
          </table:table-cell>
          <table:table-cell office:value-type="float" office:value="45608" table:style-name="ce17">
            <text:p>45,608</text:p>
          </table:table-cell>
          <table:table-cell office:value-type="float" office:value="50428" table:style-name="ce17">
            <text:p>50,428</text:p>
          </table:table-cell>
          <table:table-cell office:value-type="float" office:value="17.856631530799511" table:style-name="ce18">
            <text:p>17.86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彰化縣</text:p>
          </table:table-cell>
          <table:table-cell office:value-type="float" office:value="1254308" table:style-name="ce17">
            <text:p>1,254,308</text:p>
          </table:table-cell>
          <table:table-cell office:value-type="float" office:value="637083" table:style-name="ce17">
            <text:p>637,083</text:p>
          </table:table-cell>
          <table:table-cell office:value-type="float" office:value="617225" table:style-name="ce17">
            <text:p>617,225</text:p>
          </table:table-cell>
          <table:table-cell office:value-type="float" office:value="50419" table:style-name="ce17">
            <text:p>50,419</text:p>
          </table:table-cell>
          <table:table-cell office:value-type="float" office:value="26157" table:style-name="ce17">
            <text:p>26,157</text:p>
          </table:table-cell>
          <table:table-cell office:value-type="float" office:value="24262" table:style-name="ce17">
            <text:p>24,262</text:p>
          </table:table-cell>
          <table:table-cell office:value-type="float" office:value="4.0196666209575325" table:style-name="ce18">
            <text:p>4.02</text:p>
          </table:table-cell>
          <table:table-cell office:value-type="float" office:value="71707" table:style-name="ce17">
            <text:p>71,707</text:p>
          </table:table-cell>
          <table:table-cell office:value-type="float" office:value="37237" table:style-name="ce17">
            <text:p>37,237</text:p>
          </table:table-cell>
          <table:table-cell office:value-type="float" office:value="34470" table:style-name="ce17">
            <text:p>34,470</text:p>
          </table:table-cell>
          <table:table-cell office:value-type="float" office:value="5.7168574225788245" table:style-name="ce19">
            <text:p>5.72</text:p>
          </table:table-cell>
          <table:table-cell office:value-type="float" office:value="123569" table:style-name="ce17">
            <text:p>123,569</text:p>
          </table:table-cell>
          <table:table-cell office:value-type="float" office:value="64236" table:style-name="ce17">
            <text:p>64,236</text:p>
          </table:table-cell>
          <table:table-cell office:value-type="float" office:value="59333" table:style-name="ce17">
            <text:p>59,333</text:p>
          </table:table-cell>
          <table:table-cell office:value-type="float" office:value="9.8515675575695916" table:style-name="ce18">
            <text:p>9.85</text:p>
          </table:table-cell>
          <table:table-cell office:value-type="float" office:value="133898" table:style-name="ce17">
            <text:p>133,898</text:p>
          </table:table-cell>
          <table:table-cell office:value-type="float" office:value="69685" table:style-name="ce17">
            <text:p>69,685</text:p>
          </table:table-cell>
          <table:table-cell office:value-type="float" office:value="64213" table:style-name="ce17">
            <text:p>64,213</text:p>
          </table:table-cell>
          <table:table-cell office:value-type="float" office:value="10.675049509370904" table:style-name="ce18">
            <text:p>10.68</text:p>
          </table:table-cell>
          <table:table-cell office:value-type="float" office:value="67808" table:style-name="ce17">
            <text:p>67,808</text:p>
          </table:table-cell>
          <table:table-cell office:value-type="float" office:value="35724" table:style-name="ce17">
            <text:p>35,724</text:p>
          </table:table-cell>
          <table:table-cell office:value-type="float" office:value="32084" table:style-name="ce17">
            <text:p>32,084</text:p>
          </table:table-cell>
          <table:table-cell office:value-type="float" office:value="5.4060087315077316" table:style-name="ce18">
            <text:p>5.41</text:p>
          </table:table-cell>
          <table:table-cell office:value-type="float" office:value="1035161" table:style-name="ce17">
            <text:p>1,035,161</text:p>
          </table:table-cell>
          <table:table-cell office:value-type="float" office:value="522476" table:style-name="ce17">
            <text:p>522,476</text:p>
          </table:table-cell>
          <table:table-cell office:value-type="float" office:value="512685" table:style-name="ce17">
            <text:p>512,685</text:p>
          </table:table-cell>
          <table:table-cell office:value-type="float" office:value="82.528453936353756" table:style-name="ce18">
            <text:p>82.53</text:p>
          </table:table-cell>
          <table:table-cell office:value-type="float" office:value="219094" table:style-name="ce17">
            <text:p>219,094</text:p>
          </table:table-cell>
          <table:table-cell office:value-type="float" office:value="101297" table:style-name="ce17">
            <text:p>101,297</text:p>
          </table:table-cell>
          <table:table-cell office:value-type="float" office:value="117797" table:style-name="ce17">
            <text:p>117,797</text:p>
          </table:table-cell>
          <table:table-cell office:value-type="float" office:value="17.467320626193885" table:style-name="ce18">
            <text:p>17.47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南投縣</text:p>
          </table:table-cell>
          <table:table-cell office:value-type="float" office:value="484422" table:style-name="ce17">
            <text:p>484,422</text:p>
          </table:table-cell>
          <table:table-cell office:value-type="float" office:value="247404" table:style-name="ce17">
            <text:p>247,404</text:p>
          </table:table-cell>
          <table:table-cell office:value-type="float" office:value="237018" table:style-name="ce17">
            <text:p>237,018</text:p>
          </table:table-cell>
          <table:table-cell office:value-type="float" office:value="14736" table:style-name="ce17">
            <text:p>14,736</text:p>
          </table:table-cell>
          <table:table-cell office:value-type="float" office:value="7749" table:style-name="ce17">
            <text:p>7,749</text:p>
          </table:table-cell>
          <table:table-cell office:value-type="float" office:value="6987" table:style-name="ce17">
            <text:p>6,987</text:p>
          </table:table-cell>
          <table:table-cell office:value-type="float" office:value="3.0419757979612818" table:style-name="ce18">
            <text:p>3.04</text:p>
          </table:table-cell>
          <table:table-cell office:value-type="float" office:value="21724" table:style-name="ce17">
            <text:p>21,724</text:p>
          </table:table-cell>
          <table:table-cell office:value-type="float" office:value="11350" table:style-name="ce17">
            <text:p>11,350</text:p>
          </table:table-cell>
          <table:table-cell office:value-type="float" office:value="10374" table:style-name="ce17">
            <text:p>10,374</text:p>
          </table:table-cell>
          <table:table-cell office:value-type="float" office:value="4.4845196956372746" table:style-name="ce19">
            <text:p>4.48</text:p>
          </table:table-cell>
          <table:table-cell office:value-type="float" office:value="39715" table:style-name="ce17">
            <text:p>39,715</text:p>
          </table:table-cell>
          <table:table-cell office:value-type="float" office:value="20726" table:style-name="ce17">
            <text:p>20,726</text:p>
          </table:table-cell>
          <table:table-cell office:value-type="float" office:value="18989" table:style-name="ce17">
            <text:p>18,989</text:p>
          </table:table-cell>
          <table:table-cell office:value-type="float" office:value="8.1984302942475775" table:style-name="ce18">
            <text:p>8.20</text:p>
          </table:table-cell>
          <table:table-cell office:value-type="float" office:value="43214" table:style-name="ce17">
            <text:p>43,214</text:p>
          </table:table-cell>
          <table:table-cell office:value-type="float" office:value="22532" table:style-name="ce17">
            <text:p>22,532</text:p>
          </table:table-cell>
          <table:table-cell office:value-type="float" office:value="20682" table:style-name="ce17">
            <text:p>20,682</text:p>
          </table:table-cell>
          <table:table-cell office:value-type="float" office:value="8.9207344009974783" table:style-name="ce18">
            <text:p>8.92</text:p>
          </table:table-cell>
          <table:table-cell office:value-type="float" office:value="24161" table:style-name="ce17">
            <text:p>24,161</text:p>
          </table:table-cell>
          <table:table-cell office:value-type="float" office:value="12514" table:style-name="ce17">
            <text:p>12,514</text:p>
          </table:table-cell>
          <table:table-cell office:value-type="float" office:value="11647" table:style-name="ce17">
            <text:p>11,647</text:p>
          </table:table-cell>
          <table:table-cell office:value-type="float" office:value="4.9875934618989231" table:style-name="ce18">
            <text:p>4.99</text:p>
          </table:table-cell>
          <table:table-cell office:value-type="float" office:value="410472" table:style-name="ce17">
            <text:p>410,472</text:p>
          </table:table-cell>
          <table:table-cell office:value-type="float" office:value="208938" table:style-name="ce17">
            <text:p>208,938</text:p>
          </table:table-cell>
          <table:table-cell office:value-type="float" office:value="201534" table:style-name="ce17">
            <text:p>201,534</text:p>
          </table:table-cell>
          <table:table-cell office:value-type="float" office:value="84.734384482950816" table:style-name="ce18">
            <text:p>84.73</text:p>
          </table:table-cell>
          <table:table-cell office:value-type="float" office:value="94525" table:style-name="ce17">
            <text:p>94,525</text:p>
          </table:table-cell>
          <table:table-cell office:value-type="float" office:value="44439" table:style-name="ce17">
            <text:p>44,439</text:p>
          </table:table-cell>
          <table:table-cell office:value-type="float" office:value="50086" table:style-name="ce17">
            <text:p>50,086</text:p>
          </table:table-cell>
          <table:table-cell office:value-type="float" office:value="19.512945324531092" table:style-name="ce18">
            <text:p>19.51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雲林縣</text:p>
          </table:table-cell>
          <table:table-cell office:value-type="float" office:value="669354" table:style-name="ce17">
            <text:p>669,354</text:p>
          </table:table-cell>
          <table:table-cell office:value-type="float" office:value="345903" table:style-name="ce17">
            <text:p>345,903</text:p>
          </table:table-cell>
          <table:table-cell office:value-type="float" office:value="323451" table:style-name="ce17">
            <text:p>323,451</text:p>
          </table:table-cell>
          <table:table-cell office:value-type="float" office:value="20643" table:style-name="ce17">
            <text:p>20,643</text:p>
          </table:table-cell>
          <table:table-cell office:value-type="float" office:value="10691" table:style-name="ce17">
            <text:p>10,691</text:p>
          </table:table-cell>
          <table:table-cell office:value-type="float" office:value="9952" table:style-name="ce17">
            <text:p>9,952</text:p>
          </table:table-cell>
          <table:table-cell office:value-type="float" office:value="3.0840183221434398" table:style-name="ce18">
            <text:p>3.08</text:p>
          </table:table-cell>
          <table:table-cell office:value-type="float" office:value="30363" table:style-name="ce17">
            <text:p>30,363</text:p>
          </table:table-cell>
          <table:table-cell office:value-type="float" office:value="15672" table:style-name="ce17">
            <text:p>15,672</text:p>
          </table:table-cell>
          <table:table-cell office:value-type="float" office:value="14691" table:style-name="ce17">
            <text:p>14,691</text:p>
          </table:table-cell>
          <table:table-cell office:value-type="float" office:value="4.536164720013625" table:style-name="ce19">
            <text:p>4.54</text:p>
          </table:table-cell>
          <table:table-cell office:value-type="float" office:value="55588" table:style-name="ce17">
            <text:p>55,588</text:p>
          </table:table-cell>
          <table:table-cell office:value-type="float" office:value="28765" table:style-name="ce17">
            <text:p>28,765</text:p>
          </table:table-cell>
          <table:table-cell office:value-type="float" office:value="26823" table:style-name="ce17">
            <text:p>26,823</text:p>
          </table:table-cell>
          <table:table-cell office:value-type="float" office:value="8.3047236589308504" table:style-name="ce18">
            <text:p>8.30</text:p>
          </table:table-cell>
          <table:table-cell office:value-type="float" office:value="60857" table:style-name="ce17">
            <text:p>60,857</text:p>
          </table:table-cell>
          <table:table-cell office:value-type="float" office:value="31501" table:style-name="ce17">
            <text:p>31,501</text:p>
          </table:table-cell>
          <table:table-cell office:value-type="float" office:value="29356" table:style-name="ce17">
            <text:p>29,356</text:p>
          </table:table-cell>
          <table:table-cell office:value-type="float" office:value="9.091900548887434" table:style-name="ce18">
            <text:p>9.09</text:p>
          </table:table-cell>
          <table:table-cell office:value-type="float" office:value="35378" table:style-name="ce17">
            <text:p>35,378</text:p>
          </table:table-cell>
          <table:table-cell office:value-type="float" office:value="18548" table:style-name="ce17">
            <text:p>18,548</text:p>
          </table:table-cell>
          <table:table-cell office:value-type="float" office:value="16830" table:style-name="ce17">
            <text:p>16,830</text:p>
          </table:table-cell>
          <table:table-cell office:value-type="float" office:value="5.2853945744703106" table:style-name="ce18">
            <text:p>5.29</text:p>
          </table:table-cell>
          <table:table-cell office:value-type="float" office:value="563741" table:style-name="ce17">
            <text:p>563,741</text:p>
          </table:table-cell>
          <table:table-cell office:value-type="float" office:value="290911" table:style-name="ce17">
            <text:p>290,911</text:p>
          </table:table-cell>
          <table:table-cell office:value-type="float" office:value="272830" table:style-name="ce17">
            <text:p>272,830</text:p>
          </table:table-cell>
          <table:table-cell office:value-type="float" office:value="84.221652518697127" table:style-name="ce18">
            <text:p>84.22</text:p>
          </table:table-cell>
          <table:table-cell office:value-type="float" office:value="132175" table:style-name="ce17">
            <text:p>132,175</text:p>
          </table:table-cell>
          <table:table-cell office:value-type="float" office:value="60855" table:style-name="ce17">
            <text:p>60,855</text:p>
          </table:table-cell>
          <table:table-cell office:value-type="float" office:value="71320" table:style-name="ce17">
            <text:p>71,320</text:p>
          </table:table-cell>
          <table:table-cell office:value-type="float" office:value="19.746651248816022" table:style-name="ce18">
            <text:p>19.7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縣</text:p>
          </table:table-cell>
          <table:table-cell office:value-type="float" office:value="492676" table:style-name="ce17">
            <text:p>492,676</text:p>
          </table:table-cell>
          <table:table-cell office:value-type="float" office:value="255545" table:style-name="ce17">
            <text:p>255,545</text:p>
          </table:table-cell>
          <table:table-cell office:value-type="float" office:value="237131" table:style-name="ce17">
            <text:p>237,131</text:p>
          </table:table-cell>
          <table:table-cell office:value-type="float" office:value="13016" table:style-name="ce17">
            <text:p>13,016</text:p>
          </table:table-cell>
          <table:table-cell office:value-type="float" office:value="6632" table:style-name="ce17">
            <text:p>6,632</text:p>
          </table:table-cell>
          <table:table-cell office:value-type="float" office:value="6384" table:style-name="ce17">
            <text:p>6,384</text:p>
          </table:table-cell>
          <table:table-cell office:value-type="float" office:value="2.6418985296624964" table:style-name="ce18">
            <text:p>2.64</text:p>
          </table:table-cell>
          <table:table-cell office:value-type="float" office:value="18656" table:style-name="ce17">
            <text:p>18,656</text:p>
          </table:table-cell>
          <table:table-cell office:value-type="float" office:value="9609" table:style-name="ce17">
            <text:p>9,609</text:p>
          </table:table-cell>
          <table:table-cell office:value-type="float" office:value="9047" table:style-name="ce17">
            <text:p>9,047</text:p>
          </table:table-cell>
          <table:table-cell office:value-type="float" office:value="3.7866670996760545" table:style-name="ce19">
            <text:p>3.79</text:p>
          </table:table-cell>
          <table:table-cell office:value-type="float" office:value="33328" table:style-name="ce17">
            <text:p>33,328</text:p>
          </table:table-cell>
          <table:table-cell office:value-type="float" office:value="17206" table:style-name="ce17">
            <text:p>17,206</text:p>
          </table:table-cell>
          <table:table-cell office:value-type="float" office:value="16122" table:style-name="ce17">
            <text:p>16,122</text:p>
          </table:table-cell>
          <table:table-cell office:value-type="float" office:value="6.764689166917" table:style-name="ce18">
            <text:p>6.76</text:p>
          </table:table-cell>
          <table:table-cell office:value-type="float" office:value="36344" table:style-name="ce17">
            <text:p>36,344</text:p>
          </table:table-cell>
          <table:table-cell office:value-type="float" office:value="18826" table:style-name="ce17">
            <text:p>18,826</text:p>
          </table:table-cell>
          <table:table-cell office:value-type="float" office:value="17518" table:style-name="ce17">
            <text:p>17,518</text:p>
          </table:table-cell>
          <table:table-cell office:value-type="float" office:value="7.3768561894632576" table:style-name="ce18">
            <text:p>7.38</text:p>
          </table:table-cell>
          <table:table-cell office:value-type="float" office:value="22337" table:style-name="ce17">
            <text:p>22,337</text:p>
          </table:table-cell>
          <table:table-cell office:value-type="float" office:value="11778" table:style-name="ce17">
            <text:p>11,778</text:p>
          </table:table-cell>
          <table:table-cell office:value-type="float" office:value="10559" table:style-name="ce17">
            <text:p>10,559</text:p>
          </table:table-cell>
          <table:table-cell office:value-type="float" office:value="4.5338112674455422" table:style-name="ce18">
            <text:p>4.53</text:p>
          </table:table-cell>
          <table:table-cell office:value-type="float" office:value="426517" table:style-name="ce17">
            <text:p>426,517</text:p>
          </table:table-cell>
          <table:table-cell office:value-type="float" office:value="221033" table:style-name="ce17">
            <text:p>221,033</text:p>
          </table:table-cell>
          <table:table-cell office:value-type="float" office:value="205484" table:style-name="ce17">
            <text:p>205,484</text:p>
          </table:table-cell>
          <table:table-cell office:value-type="float" office:value="86.571499322069684" table:style-name="ce18">
            <text:p>86.57</text:p>
          </table:table-cell>
          <table:table-cell office:value-type="float" office:value="104367" table:style-name="ce17">
            <text:p>104,367</text:p>
          </table:table-cell>
          <table:table-cell office:value-type="float" office:value="48697" table:style-name="ce17">
            <text:p>48,697</text:p>
          </table:table-cell>
          <table:table-cell office:value-type="float" office:value="55670" table:style-name="ce17">
            <text:p>55,670</text:p>
          </table:table-cell>
          <table:table-cell office:value-type="float" office:value="21.18369882032005" table:style-name="ce18">
            <text:p>21.18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屏東縣</text:p>
          </table:table-cell>
          <table:table-cell office:value-type="float" office:value="803787" table:style-name="ce17">
            <text:p>803,787</text:p>
          </table:table-cell>
          <table:table-cell office:value-type="float" office:value="409144" table:style-name="ce17">
            <text:p>409,144</text:p>
          </table:table-cell>
          <table:table-cell office:value-type="float" office:value="394643" table:style-name="ce17">
            <text:p>394,643</text:p>
          </table:table-cell>
          <table:table-cell office:value-type="float" office:value="23888" table:style-name="ce17">
            <text:p>23,888</text:p>
          </table:table-cell>
          <table:table-cell office:value-type="float" office:value="12368" table:style-name="ce17">
            <text:p>12,368</text:p>
          </table:table-cell>
          <table:table-cell office:value-type="float" office:value="11520" table:style-name="ce17">
            <text:p>11,520</text:p>
          </table:table-cell>
          <table:table-cell office:value-type="float" office:value="2.9719316186999789" table:style-name="ce18">
            <text:p>2.97</text:p>
          </table:table-cell>
          <table:table-cell office:value-type="float" office:value="35504" table:style-name="ce17">
            <text:p>35,504</text:p>
          </table:table-cell>
          <table:table-cell office:value-type="float" office:value="18472" table:style-name="ce17">
            <text:p>18,472</text:p>
          </table:table-cell>
          <table:table-cell office:value-type="float" office:value="17032" table:style-name="ce17">
            <text:p>17,032</text:p>
          </table:table-cell>
          <table:table-cell office:value-type="float" office:value="4.4170905973846306" table:style-name="ce19">
            <text:p>4.42</text:p>
          </table:table-cell>
          <table:table-cell office:value-type="float" office:value="64252" table:style-name="ce17">
            <text:p>64,252</text:p>
          </table:table-cell>
          <table:table-cell office:value-type="float" office:value="33443" table:style-name="ce17">
            <text:p>33,443</text:p>
          </table:table-cell>
          <table:table-cell office:value-type="float" office:value="30809" table:style-name="ce17">
            <text:p>30,809</text:p>
          </table:table-cell>
          <table:table-cell office:value-type="float" office:value="7.993660011918581" table:style-name="ce18">
            <text:p>7.99</text:p>
          </table:table-cell>
          <table:table-cell office:value-type="float" office:value="69920" table:style-name="ce17">
            <text:p>69,920</text:p>
          </table:table-cell>
          <table:table-cell office:value-type="float" office:value="36380" table:style-name="ce17">
            <text:p>36,380</text:p>
          </table:table-cell>
          <table:table-cell office:value-type="float" office:value="33540" table:style-name="ce17">
            <text:p>33,540</text:p>
          </table:table-cell>
          <table:table-cell office:value-type="float" office:value="8.6988219515866767" table:style-name="ce18">
            <text:p>8.70</text:p>
          </table:table-cell>
          <table:table-cell office:value-type="float" office:value="38213" table:style-name="ce17">
            <text:p>38,213</text:p>
          </table:table-cell>
          <table:table-cell office:value-type="float" office:value="20027" table:style-name="ce17">
            <text:p>20,027</text:p>
          </table:table-cell>
          <table:table-cell office:value-type="float" office:value="18186" table:style-name="ce17">
            <text:p>18,186</text:p>
          </table:table-cell>
          <table:table-cell office:value-type="float" office:value="4.7541201835809739" table:style-name="ce18">
            <text:p>4.75</text:p>
          </table:table-cell>
          <table:table-cell office:value-type="float" office:value="685015" table:style-name="ce17">
            <text:p>685,015</text:p>
          </table:table-cell>
          <table:table-cell office:value-type="float" office:value="347217" table:style-name="ce17">
            <text:p>347,217</text:p>
          </table:table-cell>
          <table:table-cell office:value-type="float" office:value="337798" table:style-name="ce17">
            <text:p>337,798</text:p>
          </table:table-cell>
          <table:table-cell office:value-type="float" office:value="85.223448500659998" table:style-name="ce18">
            <text:p>85.22</text:p>
          </table:table-cell>
          <table:table-cell office:value-type="float" office:value="151686" table:style-name="ce17">
            <text:p>151,686</text:p>
          </table:table-cell>
          <table:table-cell office:value-type="float" office:value="70693" table:style-name="ce17">
            <text:p>70,693</text:p>
          </table:table-cell>
          <table:table-cell office:value-type="float" office:value="80993" table:style-name="ce17">
            <text:p>80,993</text:p>
          </table:table-cell>
          <table:table-cell office:value-type="float" office:value="18.871417427751382" table:style-name="ce18">
            <text:p>18.87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臺東縣</text:p>
          </table:table-cell>
          <table:table-cell office:value-type="float" office:value="213296" table:style-name="ce17">
            <text:p>213,296</text:p>
          </table:table-cell>
          <table:table-cell office:value-type="float" office:value="109391" table:style-name="ce17">
            <text:p>109,391</text:p>
          </table:table-cell>
          <table:table-cell office:value-type="float" office:value="103905" table:style-name="ce17">
            <text:p>103,905</text:p>
          </table:table-cell>
          <table:table-cell office:value-type="float" office:value="7124" table:style-name="ce17">
            <text:p>7,124</text:p>
          </table:table-cell>
          <table:table-cell office:value-type="float" office:value="3751" table:style-name="ce17">
            <text:p>3,751</text:p>
          </table:table-cell>
          <table:table-cell office:value-type="float" office:value="3373" table:style-name="ce17">
            <text:p>3,373</text:p>
          </table:table-cell>
          <table:table-cell office:value-type="float" office:value="3.3399594929112597" table:style-name="ce18">
            <text:p>3.34</text:p>
          </table:table-cell>
          <table:table-cell office:value-type="float" office:value="10379" table:style-name="ce17">
            <text:p>10,379</text:p>
          </table:table-cell>
          <table:table-cell office:value-type="float" office:value="5421" table:style-name="ce17">
            <text:p>5,421</text:p>
          </table:table-cell>
          <table:table-cell office:value-type="float" office:value="4958" table:style-name="ce17">
            <text:p>4,958</text:p>
          </table:table-cell>
          <table:table-cell office:value-type="float" office:value="4.8660078013652388" table:style-name="ce19">
            <text:p>4.87</text:p>
          </table:table-cell>
          <table:table-cell office:value-type="float" office:value="18701" table:style-name="ce17">
            <text:p>18,701</text:p>
          </table:table-cell>
          <table:table-cell office:value-type="float" office:value="9775" table:style-name="ce17">
            <text:p>9,775</text:p>
          </table:table-cell>
          <table:table-cell office:value-type="float" office:value="8926" table:style-name="ce17">
            <text:p>8,926</text:p>
          </table:table-cell>
          <table:table-cell office:value-type="float" office:value="8.7676280849148611" table:style-name="ce18">
            <text:p>8.77</text:p>
          </table:table-cell>
          <table:table-cell office:value-type="float" office:value="20309" table:style-name="ce17">
            <text:p>20,309</text:p>
          </table:table-cell>
          <table:table-cell office:value-type="float" office:value="10611" table:style-name="ce17">
            <text:p>10,611</text:p>
          </table:table-cell>
          <table:table-cell office:value-type="float" office:value="9698" table:style-name="ce17">
            <text:p>9,698</text:p>
          </table:table-cell>
          <table:table-cell office:value-type="float" office:value="9.5215100142524953" table:style-name="ce18">
            <text:p>9.52</text:p>
          </table:table-cell>
          <table:table-cell office:value-type="float" office:value="11077" table:style-name="ce17">
            <text:p>11,077</text:p>
          </table:table-cell>
          <table:table-cell office:value-type="float" office:value="5858" table:style-name="ce17">
            <text:p>5,858</text:p>
          </table:table-cell>
          <table:table-cell office:value-type="float" office:value="5219" table:style-name="ce17">
            <text:p>5,219</text:p>
          </table:table-cell>
          <table:table-cell office:value-type="float" office:value="5.1932525691996103" table:style-name="ce18">
            <text:p>5.19</text:p>
          </table:table-cell>
          <table:table-cell office:value-type="float" office:value="179000" table:style-name="ce17">
            <text:p>179,000</text:p>
          </table:table-cell>
          <table:table-cell office:value-type="float" office:value="91411" table:style-name="ce17">
            <text:p>91,411</text:p>
          </table:table-cell>
          <table:table-cell office:value-type="float" office:value="87589" table:style-name="ce17">
            <text:p>87,589</text:p>
          </table:table-cell>
          <table:table-cell office:value-type="float" office:value="83.920936163828671" table:style-name="ce18">
            <text:p>83.92</text:p>
          </table:table-cell>
          <table:table-cell office:value-type="float" office:value="38872" table:style-name="ce17">
            <text:p>38,872</text:p>
          </table:table-cell>
          <table:table-cell office:value-type="float" office:value="17620" table:style-name="ce17">
            <text:p>17,620</text:p>
          </table:table-cell>
          <table:table-cell office:value-type="float" office:value="21252" table:style-name="ce17">
            <text:p>21,252</text:p>
          </table:table-cell>
          <table:table-cell office:value-type="float" office:value="18.224439276873454" table:style-name="ce18">
            <text:p>18.22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花蓮縣</text:p>
          </table:table-cell>
          <table:table-cell office:value-type="float" office:value="321063" table:style-name="ce17">
            <text:p>321,063</text:p>
          </table:table-cell>
          <table:table-cell office:value-type="float" office:value="162262" table:style-name="ce17">
            <text:p>162,262</text:p>
          </table:table-cell>
          <table:table-cell office:value-type="float" office:value="158801" table:style-name="ce17">
            <text:p>158,801</text:p>
          </table:table-cell>
          <table:table-cell office:value-type="float" office:value="11199" table:style-name="ce17">
            <text:p>11,199</text:p>
          </table:table-cell>
          <table:table-cell office:value-type="float" office:value="5858" table:style-name="ce17">
            <text:p>5,858</text:p>
          </table:table-cell>
          <table:table-cell office:value-type="float" office:value="5341" table:style-name="ce17">
            <text:p>5,341</text:p>
          </table:table-cell>
          <table:table-cell office:value-type="float" office:value="3.4881004662636306" table:style-name="ce18">
            <text:p>3.49</text:p>
          </table:table-cell>
          <table:table-cell office:value-type="float" office:value="16553" table:style-name="ce17">
            <text:p>16,553</text:p>
          </table:table-cell>
          <table:table-cell office:value-type="float" office:value="8622" table:style-name="ce17">
            <text:p>8,622</text:p>
          </table:table-cell>
          <table:table-cell office:value-type="float" office:value="7931" table:style-name="ce17">
            <text:p>7,931</text:p>
          </table:table-cell>
          <table:table-cell office:value-type="float" office:value="5.1556859557158567" table:style-name="ce19">
            <text:p>5.16</text:p>
          </table:table-cell>
          <table:table-cell office:value-type="float" office:value="29296" table:style-name="ce17">
            <text:p>29,296</text:p>
          </table:table-cell>
          <table:table-cell office:value-type="float" office:value="15359" table:style-name="ce17">
            <text:p>15,359</text:p>
          </table:table-cell>
          <table:table-cell office:value-type="float" office:value="13937" table:style-name="ce17">
            <text:p>13,937</text:p>
          </table:table-cell>
          <table:table-cell office:value-type="float" office:value="9.1246889239806528" table:style-name="ce18">
            <text:p>9.12</text:p>
          </table:table-cell>
          <table:table-cell office:value-type="float" office:value="31810" table:style-name="ce17">
            <text:p>31,810</text:p>
          </table:table-cell>
          <table:table-cell office:value-type="float" office:value="16675" table:style-name="ce17">
            <text:p>16,675</text:p>
          </table:table-cell>
          <table:table-cell office:value-type="float" office:value="15135" table:style-name="ce17">
            <text:p>15,135</text:p>
          </table:table-cell>
          <table:table-cell office:value-type="float" office:value="9.9077128164877291" table:style-name="ce18">
            <text:p>9.91</text:p>
          </table:table-cell>
          <table:table-cell office:value-type="float" office:value="16278" table:style-name="ce17">
            <text:p>16,278</text:p>
          </table:table-cell>
          <table:table-cell office:value-type="float" office:value="8541" table:style-name="ce17">
            <text:p>8,541</text:p>
          </table:table-cell>
          <table:table-cell office:value-type="float" office:value="7737" table:style-name="ce17">
            <text:p>7,737</text:p>
          </table:table-cell>
          <table:table-cell office:value-type="float" office:value="5.0700329841806751" table:style-name="ce18">
            <text:p>5.07</text:p>
          </table:table-cell>
          <table:table-cell office:value-type="float" office:value="268972" table:style-name="ce17">
            <text:p>268,972</text:p>
          </table:table-cell>
          <table:table-cell office:value-type="float" office:value="134934" table:style-name="ce17">
            <text:p>134,934</text:p>
          </table:table-cell>
          <table:table-cell office:value-type="float" office:value="134038" table:style-name="ce17">
            <text:p>134,038</text:p>
          </table:table-cell>
          <table:table-cell office:value-type="float" office:value="83.775458399130386" table:style-name="ce18">
            <text:p>83.78</text:p>
          </table:table-cell>
          <table:table-cell office:value-type="float" office:value="59034" table:style-name="ce17">
            <text:p>59,034</text:p>
          </table:table-cell>
          <table:table-cell office:value-type="float" office:value="27119" table:style-name="ce17">
            <text:p>27,119</text:p>
          </table:table-cell>
          <table:table-cell office:value-type="float" office:value="31915" table:style-name="ce17">
            <text:p>31,915</text:p>
          </table:table-cell>
          <table:table-cell office:value-type="float" office:value="18.387045533119668" table:style-name="ce18">
            <text:p>18.39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澎湖縣</text:p>
          </table:table-cell>
          <table:table-cell office:value-type="float" office:value="106296" table:style-name="ce17">
            <text:p>106,296</text:p>
          </table:table-cell>
          <table:table-cell office:value-type="float" office:value="54674" table:style-name="ce17">
            <text:p>54,674</text:p>
          </table:table-cell>
          <table:table-cell office:value-type="float" office:value="51622" table:style-name="ce17">
            <text:p>51,622</text:p>
          </table:table-cell>
          <table:table-cell office:value-type="float" office:value="4233" table:style-name="ce17">
            <text:p>4,233</text:p>
          </table:table-cell>
          <table:table-cell office:value-type="float" office:value="2218" table:style-name="ce17">
            <text:p>2,218</text:p>
          </table:table-cell>
          <table:table-cell office:value-type="float" office:value="2015" table:style-name="ce17">
            <text:p>2,015</text:p>
          </table:table-cell>
          <table:table-cell office:value-type="float" office:value="3.9822759087830208" table:style-name="ce18">
            <text:p>3.98</text:p>
          </table:table-cell>
          <table:table-cell office:value-type="float" office:value="5652" table:style-name="ce17">
            <text:p>5,652</text:p>
          </table:table-cell>
          <table:table-cell office:value-type="float" office:value="2966" table:style-name="ce17">
            <text:p>2,966</text:p>
          </table:table-cell>
          <table:table-cell office:value-type="float" office:value="2686" table:style-name="ce17">
            <text:p>2,686</text:p>
          </table:table-cell>
          <table:table-cell office:value-type="float" office:value="5.3172273650937001" table:style-name="ce19">
            <text:p>5.32</text:p>
          </table:table-cell>
          <table:table-cell office:value-type="float" office:value="8863" table:style-name="ce17">
            <text:p>8,863</text:p>
          </table:table-cell>
          <table:table-cell office:value-type="float" office:value="4658" table:style-name="ce17">
            <text:p>4,658</text:p>
          </table:table-cell>
          <table:table-cell office:value-type="float" office:value="4205" table:style-name="ce17">
            <text:p>4,205</text:p>
          </table:table-cell>
          <table:table-cell office:value-type="float" office:value="8.3380371791977126" table:style-name="ce18">
            <text:p>8.34</text:p>
          </table:table-cell>
          <table:table-cell office:value-type="float" office:value="9469" table:style-name="ce17">
            <text:p>9,469</text:p>
          </table:table-cell>
          <table:table-cell office:value-type="float" office:value="4970" table:style-name="ce17">
            <text:p>4,970</text:p>
          </table:table-cell>
          <table:table-cell office:value-type="float" office:value="4499" table:style-name="ce17">
            <text:p>4,499</text:p>
          </table:table-cell>
          <table:table-cell office:value-type="float" office:value="8.9081432979604127" table:style-name="ce18">
            <text:p>8.91</text:p>
          </table:table-cell>
          <table:table-cell office:value-type="float" office:value="4313" table:style-name="ce17">
            <text:p>4,313</text:p>
          </table:table-cell>
          <table:table-cell office:value-type="float" office:value="2230" table:style-name="ce17">
            <text:p>2,230</text:p>
          </table:table-cell>
          <table:table-cell office:value-type="float" office:value="2083" table:style-name="ce17">
            <text:p>2,083</text:p>
          </table:table-cell>
          <table:table-cell office:value-type="float" office:value="4.0575374426130804" table:style-name="ce18">
            <text:p>4.06</text:p>
          </table:table-cell>
          <table:table-cell office:value-type="float" office:value="90538" table:style-name="ce17">
            <text:p>90,538</text:p>
          </table:table-cell>
          <table:table-cell office:value-type="float" office:value="46382" table:style-name="ce17">
            <text:p>46,382</text:p>
          </table:table-cell>
          <table:table-cell office:value-type="float" office:value="44156" table:style-name="ce17">
            <text:p>44,156</text:p>
          </table:table-cell>
          <table:table-cell office:value-type="float" office:value="85.175359373824037" table:style-name="ce18">
            <text:p>85.18</text:p>
          </table:table-cell>
          <table:table-cell office:value-type="float" office:value="18891" table:style-name="ce17">
            <text:p>18,891</text:p>
          </table:table-cell>
          <table:table-cell office:value-type="float" office:value="8838" table:style-name="ce17">
            <text:p>8,838</text:p>
          </table:table-cell>
          <table:table-cell office:value-type="float" office:value="10053" table:style-name="ce17">
            <text:p>10,053</text:p>
          </table:table-cell>
          <table:table-cell office:value-type="float" office:value="17.772070444795666" table:style-name="ce18">
            <text:p>17.77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基隆市</text:p>
          </table:table-cell>
          <table:table-cell office:value-type="float" office:value="363594" table:style-name="ce17">
            <text:p>363,594</text:p>
          </table:table-cell>
          <table:table-cell office:value-type="float" office:value="181296" table:style-name="ce17">
            <text:p>181,296</text:p>
          </table:table-cell>
          <table:table-cell office:value-type="float" office:value="182298" table:style-name="ce17">
            <text:p>182,298</text:p>
          </table:table-cell>
          <table:table-cell office:value-type="float" office:value="10137" table:style-name="ce17">
            <text:p>10,137</text:p>
          </table:table-cell>
          <table:table-cell office:value-type="float" office:value="5279" table:style-name="ce17">
            <text:p>5,279</text:p>
          </table:table-cell>
          <table:table-cell office:value-type="float" office:value="4858" table:style-name="ce17">
            <text:p>4,858</text:p>
          </table:table-cell>
          <table:table-cell office:value-type="float" office:value="2.7879998019769303" table:style-name="ce18">
            <text:p>2.79</text:p>
          </table:table-cell>
          <table:table-cell office:value-type="float" office:value="15516" table:style-name="ce17">
            <text:p>15,516</text:p>
          </table:table-cell>
          <table:table-cell office:value-type="float" office:value="8061" table:style-name="ce17">
            <text:p>8,061</text:p>
          </table:table-cell>
          <table:table-cell office:value-type="float" office:value="7455" table:style-name="ce17">
            <text:p>7,455</text:p>
          </table:table-cell>
          <table:table-cell office:value-type="float" office:value="4.267397151768181" table:style-name="ce19">
            <text:p>4.27</text:p>
          </table:table-cell>
          <table:table-cell office:value-type="float" office:value="28425" table:style-name="ce17">
            <text:p>28,425</text:p>
          </table:table-cell>
          <table:table-cell office:value-type="float" office:value="14706" table:style-name="ce17">
            <text:p>14,706</text:p>
          </table:table-cell>
          <table:table-cell office:value-type="float" office:value="13719" table:style-name="ce17">
            <text:p>13,719</text:p>
          </table:table-cell>
          <table:table-cell office:value-type="float" office:value="7.8177857720424431" table:style-name="ce18">
            <text:p>7.82</text:p>
          </table:table-cell>
          <table:table-cell office:value-type="float" office:value="30973" table:style-name="ce17">
            <text:p>30,973</text:p>
          </table:table-cell>
          <table:table-cell office:value-type="float" office:value="15987" table:style-name="ce17">
            <text:p>15,987</text:p>
          </table:table-cell>
          <table:table-cell office:value-type="float" office:value="14986" table:style-name="ce17">
            <text:p>14,986</text:p>
          </table:table-cell>
          <table:table-cell office:value-type="float" office:value="8.5185674131036269" table:style-name="ce18">
            <text:p>8.52</text:p>
          </table:table-cell>
          <table:table-cell office:value-type="float" office:value="16873" table:style-name="ce17">
            <text:p>16,873</text:p>
          </table:table-cell>
          <table:table-cell office:value-type="float" office:value="8765" table:style-name="ce17">
            <text:p>8,765</text:p>
          </table:table-cell>
          <table:table-cell office:value-type="float" office:value="8108" table:style-name="ce17">
            <text:p>8,108</text:p>
          </table:table-cell>
          <table:table-cell office:value-type="float" office:value="4.6406156317210954" table:style-name="ce18">
            <text:p>4.64</text:p>
          </table:table-cell>
          <table:table-cell office:value-type="float" office:value="311524" table:style-name="ce17">
            <text:p>311,524</text:p>
          </table:table-cell>
          <table:table-cell office:value-type="float" office:value="154224" table:style-name="ce17">
            <text:p>154,224</text:p>
          </table:table-cell>
          <table:table-cell office:value-type="float" office:value="157300" table:style-name="ce17">
            <text:p>157,300</text:p>
          </table:table-cell>
          <table:table-cell office:value-type="float" office:value="85.679081613007909" table:style-name="ce18">
            <text:p>85.68</text:p>
          </table:table-cell>
          <table:table-cell office:value-type="float" office:value="67450" table:style-name="ce17">
            <text:p>67,450</text:p>
          </table:table-cell>
          <table:table-cell office:value-type="float" office:value="30396" table:style-name="ce17">
            <text:p>30,396</text:p>
          </table:table-cell>
          <table:table-cell office:value-type="float" office:value="37054" table:style-name="ce17">
            <text:p>37,054</text:p>
          </table:table-cell>
          <table:table-cell office:value-type="float" office:value="18.550911181152603" table:style-name="ce18">
            <text:p>18.55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新竹市</text:p>
          </table:table-cell>
          <table:table-cell office:value-type="float" office:value="452586" table:style-name="ce17">
            <text:p>452,586</text:p>
          </table:table-cell>
          <table:table-cell office:value-type="float" office:value="223622" table:style-name="ce17">
            <text:p>223,622</text:p>
          </table:table-cell>
          <table:table-cell office:value-type="float" office:value="228964" table:style-name="ce17">
            <text:p>228,964</text:p>
          </table:table-cell>
          <table:table-cell office:value-type="float" office:value="21251" table:style-name="ce17">
            <text:p>21,251</text:p>
          </table:table-cell>
          <table:table-cell office:value-type="float" office:value="11019" table:style-name="ce17">
            <text:p>11,019</text:p>
          </table:table-cell>
          <table:table-cell office:value-type="float" office:value="10232" table:style-name="ce17">
            <text:p>10,232</text:p>
          </table:table-cell>
          <table:table-cell office:value-type="float" office:value="4.6954611941155937" table:style-name="ce18">
            <text:p>4.70</text:p>
          </table:table-cell>
          <table:table-cell office:value-type="float" office:value="32389" table:style-name="ce17">
            <text:p>32,389</text:p>
          </table:table-cell>
          <table:table-cell office:value-type="float" office:value="16747" table:style-name="ce17">
            <text:p>16,747</text:p>
          </table:table-cell>
          <table:table-cell office:value-type="float" office:value="15642" table:style-name="ce17">
            <text:p>15,642</text:p>
          </table:table-cell>
          <table:table-cell office:value-type="float" office:value="7.1564299381774958" table:style-name="ce19">
            <text:p>7.16</text:p>
          </table:table-cell>
          <table:table-cell office:value-type="float" office:value="59995" table:style-name="ce17">
            <text:p>59,995</text:p>
          </table:table-cell>
          <table:table-cell office:value-type="float" office:value="31125" table:style-name="ce17">
            <text:p>31,125</text:p>
          </table:table-cell>
          <table:table-cell office:value-type="float" office:value="28870" table:style-name="ce17">
            <text:p>28,870</text:p>
          </table:table-cell>
          <table:table-cell office:value-type="float" office:value="13.256044155143995" table:style-name="ce18">
            <text:p>13.26</text:p>
          </table:table-cell>
          <table:table-cell office:value-type="float" office:value="65153" table:style-name="ce17">
            <text:p>65,153</text:p>
          </table:table-cell>
          <table:table-cell office:value-type="float" office:value="33804" table:style-name="ce17">
            <text:p>33,804</text:p>
          </table:table-cell>
          <table:table-cell office:value-type="float" office:value="31349" table:style-name="ce17">
            <text:p>31,349</text:p>
          </table:table-cell>
          <table:table-cell office:value-type="float" office:value="14.395717057089701" table:style-name="ce18">
            <text:p>14.40</text:p>
          </table:table-cell>
          <table:table-cell office:value-type="float" office:value="29498" table:style-name="ce17">
            <text:p>29,498</text:p>
          </table:table-cell>
          <table:table-cell office:value-type="float" office:value="15468" table:style-name="ce17">
            <text:p>15,468</text:p>
          </table:table-cell>
          <table:table-cell office:value-type="float" office:value="14030" table:style-name="ce17">
            <text:p>14,030</text:p>
          </table:table-cell>
          <table:table-cell office:value-type="float" office:value="6.5176563128333616" table:style-name="ce18">
            <text:p>6.52</text:p>
          </table:table-cell>
          <table:table-cell office:value-type="float" office:value="353341" table:style-name="ce17">
            <text:p>353,341</text:p>
          </table:table-cell>
          <table:table-cell office:value-type="float" office:value="171926" table:style-name="ce17">
            <text:p>171,926</text:p>
          </table:table-cell>
          <table:table-cell office:value-type="float" office:value="181415" table:style-name="ce17">
            <text:p>181,415</text:p>
          </table:table-cell>
          <table:table-cell office:value-type="float" office:value="78.07157092795623" table:style-name="ce18">
            <text:p>78.07</text:p>
          </table:table-cell>
          <table:table-cell office:value-type="float" office:value="61748" table:style-name="ce17">
            <text:p>61,748</text:p>
          </table:table-cell>
          <table:table-cell office:value-type="float" office:value="27308" table:style-name="ce17">
            <text:p>27,308</text:p>
          </table:table-cell>
          <table:table-cell office:value-type="float" office:value="34440" table:style-name="ce17">
            <text:p>34,440</text:p>
          </table:table-cell>
          <table:table-cell office:value-type="float" office:value="13.643373856018526" table:style-name="ce18">
            <text:p>13.64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嘉義市</text:p>
          </table:table-cell>
          <table:table-cell office:value-type="float" office:value="264544" table:style-name="ce17">
            <text:p>264,544</text:p>
          </table:table-cell>
          <table:table-cell office:value-type="float" office:value="127707" table:style-name="ce17">
            <text:p>127,707</text:p>
          </table:table-cell>
          <table:table-cell office:value-type="float" office:value="136837" table:style-name="ce17">
            <text:p>136,837</text:p>
          </table:table-cell>
          <table:table-cell office:value-type="float" office:value="8967" table:style-name="ce17">
            <text:p>8,967</text:p>
          </table:table-cell>
          <table:table-cell office:value-type="float" office:value="4672" table:style-name="ce17">
            <text:p>4,672</text:p>
          </table:table-cell>
          <table:table-cell office:value-type="float" office:value="4295" table:style-name="ce17">
            <text:p>4,295</text:p>
          </table:table-cell>
          <table:table-cell office:value-type="float" office:value="3.3896062658763757" table:style-name="ce18">
            <text:p>3.39</text:p>
          </table:table-cell>
          <table:table-cell office:value-type="float" office:value="14001" table:style-name="ce17">
            <text:p>14,001</text:p>
          </table:table-cell>
          <table:table-cell office:value-type="float" office:value="7201" table:style-name="ce17">
            <text:p>7,201</text:p>
          </table:table-cell>
          <table:table-cell office:value-type="float" office:value="6800" table:style-name="ce17">
            <text:p>6,800</text:p>
          </table:table-cell>
          <table:table-cell office:value-type="float" office:value="5.2925033264787711" table:style-name="ce19">
            <text:p>5.29</text:p>
          </table:table-cell>
          <table:table-cell office:value-type="float" office:value="26493" table:style-name="ce17">
            <text:p>26,493</text:p>
          </table:table-cell>
          <table:table-cell office:value-type="float" office:value="13769" table:style-name="ce17">
            <text:p>13,769</text:p>
          </table:table-cell>
          <table:table-cell office:value-type="float" office:value="12724" table:style-name="ce17">
            <text:p>12,724</text:p>
          </table:table-cell>
          <table:table-cell office:value-type="float" office:value="10.014591145518326" table:style-name="ce18">
            <text:p>10.01</text:p>
          </table:table-cell>
          <table:table-cell office:value-type="float" office:value="29031" table:style-name="ce17">
            <text:p>29,031</text:p>
          </table:table-cell>
          <table:table-cell office:value-type="float" office:value="15098" table:style-name="ce17">
            <text:p>15,098</text:p>
          </table:table-cell>
          <table:table-cell office:value-type="float" office:value="13933" table:style-name="ce17">
            <text:p>13,933</text:p>
          </table:table-cell>
          <table:table-cell office:value-type="float" office:value="10.973977863795813" table:style-name="ce18">
            <text:p>10.97</text:p>
          </table:table-cell>
          <table:table-cell office:value-type="float" office:value="15688" table:style-name="ce17">
            <text:p>15,688</text:p>
          </table:table-cell>
          <table:table-cell office:value-type="float" office:value="8206" table:style-name="ce17">
            <text:p>8,206</text:p>
          </table:table-cell>
          <table:table-cell office:value-type="float" office:value="7482" table:style-name="ce17">
            <text:p>7,482</text:p>
          </table:table-cell>
          <table:table-cell office:value-type="float" office:value="5.9302044272408372" table:style-name="ce18">
            <text:p>5.93</text:p>
          </table:table-cell>
          <table:table-cell office:value-type="float" office:value="216474" table:style-name="ce17">
            <text:p>216,474</text:p>
          </table:table-cell>
          <table:table-cell office:value-type="float" office:value="102650" table:style-name="ce17">
            <text:p>102,650</text:p>
          </table:table-cell>
          <table:table-cell office:value-type="float" office:value="113824" table:style-name="ce17">
            <text:p>113,824</text:p>
          </table:table-cell>
          <table:table-cell office:value-type="float" office:value="81.829109713318019" table:style-name="ce18">
            <text:p>81.83</text:p>
          </table:table-cell>
          <table:table-cell office:value-type="float" office:value="45109" table:style-name="ce17">
            <text:p>45,109</text:p>
          </table:table-cell>
          <table:table-cell office:value-type="float" office:value="19844" table:style-name="ce17">
            <text:p>19,844</text:p>
          </table:table-cell>
          <table:table-cell office:value-type="float" office:value="25265" table:style-name="ce17">
            <text:p>25,265</text:p>
          </table:table-cell>
          <table:table-cell office:value-type="float" office:value="17.051605782024918" table:style-name="ce18">
            <text:p>17.05</text:p>
          </table:table-cell>
          <table:table-cell table:number-columns-repeated="16352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155170" table:style-name="ce13">
            <text:p>155,170</text:p>
          </table:table-cell>
          <table:table-cell office:value-type="float" office:value="78405" table:style-name="ce13">
            <text:p>78,405</text:p>
          </table:table-cell>
          <table:table-cell office:value-type="float" office:value="76765" table:style-name="ce13">
            <text:p>76,765</text:p>
          </table:table-cell>
          <table:table-cell office:value-type="float" office:value="5126" table:style-name="ce13">
            <text:p>5,126</text:p>
          </table:table-cell>
          <table:table-cell office:value-type="float" office:value="2644" table:style-name="ce13">
            <text:p>2,644</text:p>
          </table:table-cell>
          <table:table-cell office:value-type="float" office:value="2482" table:style-name="ce13">
            <text:p>2,482</text:p>
          </table:table-cell>
          <table:table-cell office:value-type="float" office:value="3.3034736095894823" table:style-name="ce14">
            <text:p>3.30</text:p>
          </table:table-cell>
          <table:table-cell office:value-type="float" office:value="6982" table:style-name="ce13">
            <text:p>6,982</text:p>
          </table:table-cell>
          <table:table-cell office:value-type="float" office:value="3614" table:style-name="ce13">
            <text:p>3,614</text:p>
          </table:table-cell>
          <table:table-cell office:value-type="float" office:value="3368" table:style-name="ce13">
            <text:p>3,368</text:p>
          </table:table-cell>
          <table:table-cell office:value-type="float" office:value="4.4995811045949603" table:style-name="ce15">
            <text:p>4.50</text:p>
          </table:table-cell>
          <table:table-cell office:value-type="float" office:value="11264" table:style-name="ce13">
            <text:p>11,264</text:p>
          </table:table-cell>
          <table:table-cell office:value-type="float" office:value="5875" table:style-name="ce13">
            <text:p>5,875</text:p>
          </table:table-cell>
          <table:table-cell office:value-type="float" office:value="5389" table:style-name="ce13">
            <text:p>5,389</text:p>
          </table:table-cell>
          <table:table-cell office:value-type="float" office:value="7.2591351421022106" table:style-name="ce14">
            <text:p>7.26</text:p>
          </table:table-cell>
          <table:table-cell office:value-type="float" office:value="12072" table:style-name="ce13">
            <text:p>12,072</text:p>
          </table:table-cell>
          <table:table-cell office:value-type="float" office:value="6283" table:style-name="ce13">
            <text:p>6,283</text:p>
          </table:table-cell>
          <table:table-cell office:value-type="float" office:value="5789" table:style-name="ce13">
            <text:p>5,789</text:p>
          </table:table-cell>
          <table:table-cell office:value-type="float" office:value="7.7798543532899407" table:style-name="ce14">
            <text:p>7.78</text:p>
          </table:table-cell>
          <table:table-cell office:value-type="float" office:value="5433" table:style-name="ce13">
            <text:p>5,433</text:p>
          </table:table-cell>
          <table:table-cell office:value-type="float" office:value="2841" table:style-name="ce13">
            <text:p>2,841</text:p>
          </table:table-cell>
          <table:table-cell office:value-type="float" office:value="2592" table:style-name="ce13">
            <text:p>2,592</text:p>
          </table:table-cell>
          <table:table-cell office:value-type="float" office:value="3.5013211316620483" table:style-name="ce14">
            <text:p>3.50</text:p>
          </table:table-cell>
          <table:table-cell office:value-type="float" office:value="135063" table:style-name="ce13">
            <text:p>135,063</text:p>
          </table:table-cell>
          <table:table-cell office:value-type="float" office:value="67884" table:style-name="ce13">
            <text:p>67,884</text:p>
          </table:table-cell>
          <table:table-cell office:value-type="float" office:value="67179" table:style-name="ce13">
            <text:p>67,179</text:p>
          </table:table-cell>
          <table:table-cell office:value-type="float" office:value="87.041953985950897" table:style-name="ce14">
            <text:p>87.04</text:p>
          </table:table-cell>
          <table:table-cell office:value-type="float" office:value="23722" table:style-name="ce13">
            <text:p>23,722</text:p>
          </table:table-cell>
          <table:table-cell office:value-type="float" office:value="11515" table:style-name="ce13">
            <text:p>11,515</text:p>
          </table:table-cell>
          <table:table-cell office:value-type="float" office:value="12207" table:style-name="ce13">
            <text:p>12,207</text:p>
          </table:table-cell>
          <table:table-cell office:value-type="float" office:value="15.287748920538762" table:style-name="ce14">
            <text:p>15.29</text:p>
          </table:table-cell>
          <table:table-cell table:number-columns-repeated="16352"/>
        </table:table-row>
        <table:table-row table:style-name="ro6">
          <table:table-cell office:value-type="string" table:style-name="ce16">
            <text:p>金門縣</text:p>
          </table:table-cell>
          <table:table-cell office:value-type="float" office:value="141505" table:style-name="ce17">
            <text:p>141,505</text:p>
          </table:table-cell>
          <table:table-cell office:value-type="float" office:value="70469" table:style-name="ce17">
            <text:p>70,469</text:p>
          </table:table-cell>
          <table:table-cell office:value-type="float" office:value="71036" table:style-name="ce17">
            <text:p>71,036</text:p>
          </table:table-cell>
          <table:table-cell office:value-type="float" office:value="4570" table:style-name="ce17">
            <text:p>4,570</text:p>
          </table:table-cell>
          <table:table-cell office:value-type="float" office:value="2341" table:style-name="ce17">
            <text:p>2,341</text:p>
          </table:table-cell>
          <table:table-cell office:value-type="float" office:value="2229" table:style-name="ce17">
            <text:p>2,229</text:p>
          </table:table-cell>
          <table:table-cell office:value-type="float" office:value="3.2295678597929403" table:style-name="ce18">
            <text:p>3.23</text:p>
          </table:table-cell>
          <table:table-cell office:value-type="float" office:value="6235" table:style-name="ce17">
            <text:p>6,235</text:p>
          </table:table-cell>
          <table:table-cell office:value-type="float" office:value="3199" table:style-name="ce17">
            <text:p>3,199</text:p>
          </table:table-cell>
          <table:table-cell office:value-type="float" office:value="3036" table:style-name="ce17">
            <text:p>3,036</text:p>
          </table:table-cell>
          <table:table-cell office:value-type="float" office:value="4.4062047277481362" table:style-name="ce19">
            <text:p>4.41</text:p>
          </table:table-cell>
          <table:table-cell office:value-type="float" office:value="10063" table:style-name="ce17">
            <text:p>10,063</text:p>
          </table:table-cell>
          <table:table-cell office:value-type="float" office:value="5227" table:style-name="ce17">
            <text:p>5,227</text:p>
          </table:table-cell>
          <table:table-cell office:value-type="float" office:value="4836" table:style-name="ce17">
            <text:p>4,836</text:p>
          </table:table-cell>
          <table:table-cell office:value-type="float" office:value="7.1114094908307131" table:style-name="ce18">
            <text:p>7.11</text:p>
          </table:table-cell>
          <table:table-cell office:value-type="float" office:value="10789" table:style-name="ce17">
            <text:p>10,789</text:p>
          </table:table-cell>
          <table:table-cell office:value-type="float" office:value="5589" table:style-name="ce17">
            <text:p>5,589</text:p>
          </table:table-cell>
          <table:table-cell office:value-type="float" office:value="5200" table:style-name="ce17">
            <text:p>5,200</text:p>
          </table:table-cell>
          <table:table-cell office:value-type="float" office:value="7.6244655665877525" table:style-name="ce18">
            <text:p>7.62</text:p>
          </table:table-cell>
          <table:table-cell office:value-type="float" office:value="4904" table:style-name="ce17">
            <text:p>4,904</text:p>
          </table:table-cell>
          <table:table-cell office:value-type="float" office:value="2555" table:style-name="ce17">
            <text:p>2,555</text:p>
          </table:table-cell>
          <table:table-cell office:value-type="float" office:value="2349" table:style-name="ce17">
            <text:p>2,349</text:p>
          </table:table-cell>
          <table:table-cell office:value-type="float" office:value="3.4656019221935619" table:style-name="ce18">
            <text:p>3.47</text:p>
          </table:table-cell>
          <table:table-cell office:value-type="float" office:value="123377" table:style-name="ce17">
            <text:p>123,377</text:p>
          </table:table-cell>
          <table:table-cell office:value-type="float" office:value="61024" table:style-name="ce17">
            <text:p>61,024</text:p>
          </table:table-cell>
          <table:table-cell office:value-type="float" office:value="62353" table:style-name="ce17">
            <text:p>62,353</text:p>
          </table:table-cell>
          <table:table-cell office:value-type="float" office:value="87.18914525988481" table:style-name="ce18">
            <text:p>87.19</text:p>
          </table:table-cell>
          <table:table-cell office:value-type="float" office:value="21887" table:style-name="ce17">
            <text:p>21,887</text:p>
          </table:table-cell>
          <table:table-cell office:value-type="float" office:value="10513" table:style-name="ce17">
            <text:p>10,513</text:p>
          </table:table-cell>
          <table:table-cell office:value-type="float" office:value="11374" table:style-name="ce17">
            <text:p>11,374</text:p>
          </table:table-cell>
          <table:table-cell office:value-type="float" office:value="15.46729797533656" table:style-name="ce18">
            <text:p>15.47</text:p>
          </table:table-cell>
          <table:table-cell table:number-columns-repeated="16352"/>
        </table:table-row>
        <table:table-row table:style-name="ro7">
          <table:table-cell office:value-type="string" table:style-name="ce16">
            <text:p>連江縣</text:p>
          </table:table-cell>
          <table:table-cell office:value-type="float" office:value="13665" table:style-name="ce17">
            <text:p>13,665</text:p>
          </table:table-cell>
          <table:table-cell office:value-type="float" office:value="7936" table:style-name="ce17">
            <text:p>7,936</text:p>
          </table:table-cell>
          <table:table-cell office:value-type="float" office:value="5729" table:style-name="ce17">
            <text:p>5,729</text:p>
          </table:table-cell>
          <table:table-cell office:value-type="float" office:value="556" table:style-name="ce17">
            <text:p>556</text:p>
          </table:table-cell>
          <table:table-cell office:value-type="float" office:value="303" table:style-name="ce17">
            <text:p>303</text:p>
          </table:table-cell>
          <table:table-cell office:value-type="float" office:value="253" table:style-name="ce17">
            <text:p>253</text:p>
          </table:table-cell>
          <table:table-cell office:value-type="float" office:value="4.0687888766922793" table:style-name="ce18">
            <text:p>4.07</text:p>
          </table:table-cell>
          <table:table-cell office:value-type="float" office:value="747" table:style-name="ce17">
            <text:p>747</text:p>
          </table:table-cell>
          <table:table-cell office:value-type="float" office:value="415" table:style-name="ce17">
            <text:p>415</text:p>
          </table:table-cell>
          <table:table-cell office:value-type="float" office:value="332" table:style-name="ce17">
            <text:p>332</text:p>
          </table:table-cell>
          <table:table-cell office:value-type="float" office:value="5.4665203073545552" table:style-name="ce19">
            <text:p>5.47</text:p>
          </table:table-cell>
          <table:table-cell office:value-type="float" office:value="1201" table:style-name="ce17">
            <text:p>1,201</text:p>
          </table:table-cell>
          <table:table-cell office:value-type="float" office:value="648" table:style-name="ce17">
            <text:p>648</text:p>
          </table:table-cell>
          <table:table-cell office:value-type="float" office:value="553" table:style-name="ce17">
            <text:p>553</text:p>
          </table:table-cell>
          <table:table-cell office:value-type="float" office:value="8.7888766922795458" table:style-name="ce18">
            <text:p>8.79</text:p>
          </table:table-cell>
          <table:table-cell office:value-type="float" office:value="1283" table:style-name="ce17">
            <text:p>1,283</text:p>
          </table:table-cell>
          <table:table-cell office:value-type="float" office:value="694" table:style-name="ce17">
            <text:p>694</text:p>
          </table:table-cell>
          <table:table-cell office:value-type="float" office:value="589" table:style-name="ce17">
            <text:p>589</text:p>
          </table:table-cell>
          <table:table-cell office:value-type="float" office:value="9.3889498719356013" table:style-name="ce18">
            <text:p>9.39</text:p>
          </table:table-cell>
          <table:table-cell office:value-type="float" office:value="529" table:style-name="ce17">
            <text:p>529</text:p>
          </table:table-cell>
          <table:table-cell office:value-type="float" office:value="286" table:style-name="ce17">
            <text:p>286</text:p>
          </table:table-cell>
          <table:table-cell office:value-type="float" office:value="243" table:style-name="ce17">
            <text:p>243</text:p>
          </table:table-cell>
          <table:table-cell office:value-type="float" office:value="3.8712038053421147" table:style-name="ce18">
            <text:p>3.87</text:p>
          </table:table-cell>
          <table:table-cell office:value-type="float" office:value="11686" table:style-name="ce17">
            <text:p>11,686</text:p>
          </table:table-cell>
          <table:table-cell office:value-type="float" office:value="6860" table:style-name="ce17">
            <text:p>6,860</text:p>
          </table:table-cell>
          <table:table-cell office:value-type="float" office:value="4826" table:style-name="ce17">
            <text:p>4,826</text:p>
          </table:table-cell>
          <table:table-cell office:value-type="float" office:value="85.517746066593489" table:style-name="ce18">
            <text:p>85.52</text:p>
          </table:table-cell>
          <table:table-cell office:value-type="float" office:value="1835" table:style-name="ce17">
            <text:p>1,835</text:p>
          </table:table-cell>
          <table:table-cell office:value-type="float" office:value="1002" table:style-name="ce17">
            <text:p>1,002</text:p>
          </table:table-cell>
          <table:table-cell office:value-type="float" office:value="833" table:style-name="ce17">
            <text:p>833</text:p>
          </table:table-cell>
          <table:table-cell office:value-type="float" office:value="13.428466886205634" table:style-name="ce18">
            <text:p>13.43</text:p>
          </table:table-cell>
          <table:table-cell table:number-columns-repeated="16352" table:style-name="ce20"/>
        </table:table-row>
        <table:table-row table:style-name="ro8">
          <table:table-cell table:style-name="ce21"/>
          <table:table-cell table:style-name="ce22"/>
          <table:table-cell table:number-columns-repeated="2" table:style-name="ce23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5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style-name="ce22"/>
          <table:table-cell table:number-columns-repeated="2" table:style-name="ce23"/>
          <table:table-cell table:style-name="ce24"/>
          <table:table-cell table:number-columns-repeated="16352"/>
        </table:table-row>
        <table:table-row table:style-name="ro9">
          <table:table-cell office:value-type="string" table:style-name="ce26">
            <text:p>說明：本表各年齡結構指標項目係屬部分統計，各年齡指標欄位合計數不等於總人口數。</text:p>
          </table:table-cell>
          <table:table-cell table:number-columns-repeated="6" table:style-name="ce27"/>
          <table:table-cell table:number-columns-repeated="17" table:style-name="ce28"/>
          <table:table-cell table:number-columns-repeated="3" table:style-name="ce29"/>
          <table:table-cell table:number-columns-repeated="4" table:style-name="ce30"/>
          <table:table-cell office:value-type="string" table:style-name="ce31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1/上網各月速報公式(1月).xls'#說明" table:style-name="ta2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2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2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2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2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2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2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2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2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2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2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2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2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2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2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2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2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2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2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2:16Z</meta:creation-date>
    <dc:date>2022-02-07T09:19:29Z</dc:date>
    <meta:print-date>2022-02-07T09:19:10Z</meta:print-date>
  </office:meta>
</office:document-meta>
</file>